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miary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table:number-columns-spanned="11" table:number-rows-spanned="1">
            <text:p>Silnik indukcyjny ze zwartym zwojem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office:value-type="string">
            <text:p>n [obr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cm]</text:p>
          </table:table-cell>
          <table:table-cell table:style-name="ce2" office:value-type="string">
            <text:p>η[%]</text:p>
          </table:table-cell>
          <table:table-cell table:style-name="Default" office:value-type="string">
            <text:p>Poddpr</text:p>
          </table:table-cell>
          <table:table-cell office:value-type="string">
            <text:p>katowa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0.19">
            <text:p>0,19</text:p>
          </table:table-cell>
          <table:table-cell table:number-columns-repeated="2" office:value-type="float" office:value="0">
            <text:p>0</text:p>
          </table:table-cell>
          <table:table-cell table:formula="of:=[.D3]*4/1000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$P$3]*[.E3]*[.E3]" office:value-type="float" office:value="0">
            <text:p>0</text:p>
          </table:table-cell>
          <table:table-cell table:formula="of:=0.0025*[.A3]" office:value-type="float" office:value="3.4525">
            <text:p>3,4525</text:p>
          </table:table-cell>
          <table:table-cell table:style-name="Default" table:formula="of:=[.L3]+[.G3]+[.H3]" office:value-type="float" office:value="3.4525">
            <text:p>3,4525</text:p>
          </table:table-cell>
          <table:table-cell table:formula="of:=[.I3]*100/[.M3]" office:value-type="float" office:value="2.38853503184713">
            <text:p>2,3885350318</text:p>
          </table:table-cell>
          <table:table-cell table:formula="of:=[.I3]/[.F3]*100" office:value-type="float" office:value="12.787037037037">
            <text:p>12,787037037</text:p>
          </table:table-cell>
          <table:table-cell table:formula="of:=[.C3]*[.E3]" office:value-type="float" office:value="0">
            <text:p>0</text:p>
          </table:table-cell>
          <table:table-cell table:formula="of:=[.A3]*3.14/30" office:value-type="float" office:value="144.544666666667">
            <text:p>144,5446666667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08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0.19">
            <text:p>0,19</text:p>
          </table:table-cell>
          <table:table-cell office:value-type="float" office:value="13.5">
            <text:p>13,5</text:p>
          </table:table-cell>
          <table:table-cell office:value-type="float" office:value="19.5">
            <text:p>19,5</text:p>
          </table:table-cell>
          <table:table-cell table:formula="of:=[.D4]*4/1000" office:value-type="float" office:value="0.078">
            <text:p>0,078</text:p>
          </table:table-cell>
          <table:table-cell office:value-type="float" office:value="28.7">
            <text:p>28,7</text:p>
          </table:table-cell>
          <table:table-cell table:formula="of:=[.$P$3]*[.E4]*[.E4]" office:value-type="float" office:value="0.158184">
            <text:p>0,158184</text:p>
          </table:table-cell>
          <table:table-cell table:formula="of:=0.0025*[.A4]" office:value-type="float" office:value="3.305">
            <text:p>3,305</text:p>
          </table:table-cell>
          <table:table-cell table:style-name="Default" table:formula="of:=[.L4]+[.G4]+[.H4]" office:value-type="float" office:value="4.516184">
            <text:p>4,516184</text:p>
          </table:table-cell>
          <table:table-cell table:formula="of:=[.I4]*100/[.M4]" office:value-type="float" office:value="3.26386193472542">
            <text:p>3,2638619347</text:p>
          </table:table-cell>
          <table:table-cell table:formula="of:=[.I4]/[.F4]*100" office:value-type="float" office:value="15.7358327526132">
            <text:p>15,7358327526</text:p>
          </table:table-cell>
          <table:table-cell table:formula="of:=[.C4]*[.E4]" office:value-type="float" office:value="1.053">
            <text:p>1,053</text:p>
          </table:table-cell>
          <table:table-cell table:formula="of:=[.A4]*3.14/30" office:value-type="float" office:value="138.369333333333">
            <text:p>138,3693333333</text:p>
          </table:table-cell>
          <table:table-cell table:number-columns-repeated="1011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0.186">
            <text:p>0,18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[.D5]*4/1000" office:value-type="float" office:value="0.088">
            <text:p>0,088</text:p>
          </table:table-cell>
          <table:table-cell office:value-type="float" office:value="29.9">
            <text:p>29,9</text:p>
          </table:table-cell>
          <table:table-cell table:formula="of:=[.$P$3]*[.E5]*[.E5]" office:value-type="float" office:value="0.201344">
            <text:p>0,201344</text:p>
          </table:table-cell>
          <table:table-cell table:formula="of:=0.0025*[.A5]" office:value-type="float" office:value="3.2675">
            <text:p>3,2675</text:p>
          </table:table-cell>
          <table:table-cell table:style-name="Default" table:formula="of:=[.L5]+[.G5]+[.H5]" office:value-type="float" office:value="4.612844">
            <text:p>4,612844</text:p>
          </table:table-cell>
          <table:table-cell table:formula="of:=[.I5]*100/[.M5]" office:value-type="float" office:value="3.37197842094747">
            <text:p>3,3719784209</text:p>
          </table:table-cell>
          <table:table-cell table:formula="of:=[.I5]/[.F5]*100" office:value-type="float" office:value="15.4275719063545">
            <text:p>15,4275719064</text:p>
          </table:table-cell>
          <table:table-cell table:formula="of:=[.C5]*[.E5]" office:value-type="float" office:value="1.144">
            <text:p>1,144</text:p>
          </table:table-cell>
          <table:table-cell table:formula="of:=[.A5]*3.14/30" office:value-type="float" office:value="136.799333333333">
            <text:p>136,7993333333</text:p>
          </table:table-cell>
          <table:table-cell table:number-columns-repeated="1011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0.186">
            <text:p>0,186</text:p>
          </table:table-cell>
          <table:table-cell office:value-type="float" office:value="12.5">
            <text:p>12,5</text:p>
          </table:table-cell>
          <table:table-cell office:value-type="float" office:value="24.1">
            <text:p>24,1</text:p>
          </table:table-cell>
          <table:table-cell table:formula="of:=[.D6]*4/1000" office:value-type="float" office:value="0.0964">
            <text:p>0,0964</text:p>
          </table:table-cell>
          <table:table-cell office:value-type="float" office:value="29">
            <text:p>29</text:p>
          </table:table-cell>
          <table:table-cell table:formula="of:=[.$P$3]*[.E6]*[.E6]" office:value-type="float" office:value="0.24161696">
            <text:p>0,24161696</text:p>
          </table:table-cell>
          <table:table-cell table:formula="of:=0.0025*[.A6]" office:value-type="float" office:value="3.245">
            <text:p>3,245</text:p>
          </table:table-cell>
          <table:table-cell table:style-name="Default" table:formula="of:=[.L6]+[.G6]+[.H6]" office:value-type="float" office:value="4.69161696">
            <text:p>4,69161696</text:p>
          </table:table-cell>
          <table:table-cell table:formula="of:=[.I6]*100/[.M6]" office:value-type="float" office:value="3.45334097533687">
            <text:p>3,4533409753</text:p>
          </table:table-cell>
          <table:table-cell table:formula="of:=[.I6]/[.F6]*100" office:value-type="float" office:value="16.1779895172414">
            <text:p>16,1779895172</text:p>
          </table:table-cell>
          <table:table-cell table:formula="of:=[.C6]*[.E6]" office:value-type="float" office:value="1.205">
            <text:p>1,205</text:p>
          </table:table-cell>
          <table:table-cell table:formula="of:=[.A6]*3.14/30" office:value-type="float" office:value="135.857333333333">
            <text:p>135,8573333333</text:p>
          </table:table-cell>
          <table:table-cell table:number-columns-repeated="1011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0.186">
            <text:p>0,186</text:p>
          </table:table-cell>
          <table:table-cell office:value-type="float" office:value="11.6">
            <text:p>11,6</text:p>
          </table:table-cell>
          <table:table-cell office:value-type="float" office:value="28">
            <text:p>28</text:p>
          </table:table-cell>
          <table:table-cell table:formula="of:=[.D7]*4/1000" office:value-type="float" office:value="0.112">
            <text:p>0,112</text:p>
          </table:table-cell>
          <table:table-cell office:value-type="float" office:value="29">
            <text:p>29</text:p>
          </table:table-cell>
          <table:table-cell table:formula="of:=[.$P$3]*[.E7]*[.E7]" office:value-type="float" office:value="0.326144">
            <text:p>0,326144</text:p>
          </table:table-cell>
          <table:table-cell table:formula="of:=0.0025*[.A7]" office:value-type="float" office:value="3.2175">
            <text:p>3,2175</text:p>
          </table:table-cell>
          <table:table-cell table:style-name="Default" table:formula="of:=[.L7]+[.G7]+[.H7]" office:value-type="float" office:value="4.842844">
            <text:p>4,842844</text:p>
          </table:table-cell>
          <table:table-cell table:formula="of:=[.I7]*100/[.M7]" office:value-type="float" office:value="3.59512122696836">
            <text:p>3,595121227</text:p>
          </table:table-cell>
          <table:table-cell table:formula="of:=[.I7]/[.F7]*100" office:value-type="float" office:value="16.6994620689655">
            <text:p>16,699462069</text:p>
          </table:table-cell>
          <table:table-cell table:formula="of:=[.C7]*[.E7]" office:value-type="float" office:value="1.2992">
            <text:p>1,2992</text:p>
          </table:table-cell>
          <table:table-cell table:formula="of:=[.A7]*3.14/30" office:value-type="float" office:value="134.706">
            <text:p>134,706</text:p>
          </table:table-cell>
          <table:table-cell table:number-columns-repeated="1011"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0.188">
            <text:p>0,188</text:p>
          </table:table-cell>
          <table:table-cell office:value-type="float" office:value="10.5">
            <text:p>10,5</text:p>
          </table:table-cell>
          <table:table-cell office:value-type="float" office:value="33.9">
            <text:p>33,9</text:p>
          </table:table-cell>
          <table:table-cell table:formula="of:=[.D8]*4/1000" office:value-type="float" office:value="0.1356">
            <text:p>0,1356</text:p>
          </table:table-cell>
          <table:table-cell office:value-type="float" office:value="30">
            <text:p>30</text:p>
          </table:table-cell>
          <table:table-cell table:formula="of:=[.$P$3]*[.E8]*[.E8]" office:value-type="float" office:value="0.47807136">
            <text:p>0,47807136</text:p>
          </table:table-cell>
          <table:table-cell table:formula="of:=0.0025*[.A8]" office:value-type="float" office:value="3.1675">
            <text:p>3,1675</text:p>
          </table:table-cell>
          <table:table-cell table:style-name="Default" table:formula="of:=[.L8]+[.G8]+[.H8]" office:value-type="float" office:value="5.06937136">
            <text:p>5,06937136</text:p>
          </table:table-cell>
          <table:table-cell table:formula="of:=[.I8]*100/[.M8]" office:value-type="float" office:value="3.82269016031651">
            <text:p>3,8226901603</text:p>
          </table:table-cell>
          <table:table-cell table:formula="of:=[.I8]/[.F8]*100" office:value-type="float" office:value="16.8979045333333">
            <text:p>16,8979045333</text:p>
          </table:table-cell>
          <table:table-cell table:formula="of:=[.C8]*[.E8]" office:value-type="float" office:value="1.4238">
            <text:p>1,4238</text:p>
          </table:table-cell>
          <table:table-cell table:formula="of:=[.A8]*3.14/30" office:value-type="float" office:value="132.612666666667">
            <text:p>132,6126666667</text:p>
          </table:table-cell>
          <table:table-cell table:number-columns-repeated="1011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0.189">
            <text:p>0,189</text:p>
          </table:table-cell>
          <table:table-cell office:value-type="float" office:value="9.1">
            <text:p>9,1</text:p>
          </table:table-cell>
          <table:table-cell office:value-type="float" office:value="40.1">
            <text:p>40,1</text:p>
          </table:table-cell>
          <table:table-cell table:formula="of:=[.D9]*4/1000" office:value-type="float" office:value="0.1604">
            <text:p>0,1604</text:p>
          </table:table-cell>
          <table:table-cell office:value-type="float" office:value="30.1">
            <text:p>30,1</text:p>
          </table:table-cell>
          <table:table-cell table:formula="of:=[.$P$3]*[.E9]*[.E9]" office:value-type="float" office:value="0.66893216">
            <text:p>0,66893216</text:p>
          </table:table-cell>
          <table:table-cell table:formula="of:=0.0025*[.A9]" office:value-type="float" office:value="3.115">
            <text:p>3,115</text:p>
          </table:table-cell>
          <table:table-cell table:style-name="Default" table:formula="of:=[.L9]+[.G9]+[.H9]" office:value-type="float" office:value="5.24357216">
            <text:p>5,24357216</text:p>
          </table:table-cell>
          <table:table-cell table:formula="of:=[.I9]*100/[.M9]" office:value-type="float" office:value="4.02069206939915">
            <text:p>4,0206920694</text:p>
          </table:table-cell>
          <table:table-cell table:formula="of:=[.I9]/[.F9]*100" office:value-type="float" office:value="17.4205055149502">
            <text:p>17,420505515</text:p>
          </table:table-cell>
          <table:table-cell table:formula="of:=[.C9]*[.E9]" office:value-type="float" office:value="1.45964">
            <text:p>1,45964</text:p>
          </table:table-cell>
          <table:table-cell table:formula="of:=[.A9]*3.14/30" office:value-type="float" office:value="130.414666666667">
            <text:p>130,4146666667</text:p>
          </table:table-cell>
          <table:table-cell table:number-columns-repeated="1011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0.19">
            <text:p>0,19</text:p>
          </table:table-cell>
          <table:table-cell office:value-type="float" office:value="7.1">
            <text:p>7,1</text:p>
          </table:table-cell>
          <table:table-cell office:value-type="float" office:value="48.9">
            <text:p>48,9</text:p>
          </table:table-cell>
          <table:table-cell table:formula="of:=[.D10]*4/1000" office:value-type="float" office:value="0.1956">
            <text:p>0,1956</text:p>
          </table:table-cell>
          <table:table-cell office:value-type="float" office:value="31">
            <text:p>31</text:p>
          </table:table-cell>
          <table:table-cell table:formula="of:=[.$P$3]*[.E10]*[.E10]" office:value-type="float" office:value="0.99474336">
            <text:p>0,99474336</text:p>
          </table:table-cell>
          <table:table-cell table:formula="of:=0.0025*[.A10]" office:value-type="float" office:value="3.0075">
            <text:p>3,0075</text:p>
          </table:table-cell>
          <table:table-cell table:style-name="Default" table:formula="of:=[.L10]+[.G10]+[.H10]" office:value-type="float" office:value="5.39100336">
            <text:p>5,39100336</text:p>
          </table:table-cell>
          <table:table-cell table:formula="of:=[.I10]*100/[.M10]" office:value-type="float" office:value="4.28149638642248">
            <text:p>4,2814963864</text:p>
          </table:table-cell>
          <table:table-cell table:formula="of:=[.I10]/[.F10]*100" office:value-type="float" office:value="17.3903334193548">
            <text:p>17,3903334194</text:p>
          </table:table-cell>
          <table:table-cell table:formula="of:=[.C10]*[.E10]" office:value-type="float" office:value="1.38876">
            <text:p>1,38876</text:p>
          </table:table-cell>
          <table:table-cell table:formula="of:=[.A10]*3.14/30" office:value-type="float" office:value="125.914">
            <text:p>125,914</text:p>
          </table:table-cell>
          <table:table-cell table:number-columns-repeated="1011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2">
            <text:p>0,2</text:p>
          </table:table-cell>
          <table:table-cell office:value-type="float" office:value="1.2">
            <text:p>1,2</text:p>
          </table:table-cell>
          <table:table-cell office:value-type="float" office:value="68.9">
            <text:p>68,9</text:p>
          </table:table-cell>
          <table:table-cell table:formula="of:=[.D11]*4/1000" office:value-type="float" office:value="0.2756">
            <text:p>0,2756</text:p>
          </table:table-cell>
          <table:table-cell office:value-type="float" office:value="35.1">
            <text:p>35,1</text:p>
          </table:table-cell>
          <table:table-cell table:formula="of:=[.$P$3]*[.E11]*[.E11]" office:value-type="float" office:value="1.97483936">
            <text:p>1,97483936</text:p>
          </table:table-cell>
          <table:table-cell table:formula="of:=0.0025*[.A11]" office:value-type="float" office:value="2.415">
            <text:p>2,415</text:p>
          </table:table-cell>
          <table:table-cell table:style-name="Default" table:formula="of:=[.L11]+[.G11]+[.H11]" office:value-type="float" office:value="4.72055936">
            <text:p>4,72055936</text:p>
          </table:table-cell>
          <table:table-cell table:formula="of:=[.I11]*100/[.M11]" office:value-type="float" office:value="4.66882873758753">
            <text:p>4,6688287376</text:p>
          </table:table-cell>
          <table:table-cell table:formula="of:=[.I11]/[.F11]*100" office:value-type="float" office:value="13.4488870655271">
            <text:p>13,4488870655</text:p>
          </table:table-cell>
          <table:table-cell table:formula="of:=[.C11]*[.E11]" office:value-type="float" office:value="0.33072">
            <text:p>0,33072</text:p>
          </table:table-cell>
          <table:table-cell table:formula="of:=[.A11]*3.14/30" office:value-type="float" office:value="101.108">
            <text:p>101,10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3" table:number-rows-spanned="1">
            <text:p>Silnik indukcyjny z fazą pomocniczą kondensatorową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 table:number-columns-spanned="13" table:number-rows-spanned="1">
            <text:p>C = 25 uF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office:value-type="string">
            <text:p>n [1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Upr przeskalowane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posil przeskalowane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m]</text:p>
          </table:table-cell>
          <table:table-cell table:style-name="ce2" office:value-type="string">
            <text:p>η[%]</text:p>
          </table:table-cell>
          <table:table-cell office:value-type="string">
            <text:p>Podpr</text:p>
          </table:table-cell>
          <table:table-cell office:value-type="string">
            <text:p>katowa</text:p>
          </table:table-cell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office:value-type="float" office:value="1491">
            <text:p>1491</text:p>
          </table:table-cell>
          <table:table-cell table:style-name="Default" office:value-type="float" office:value="5.3">
            <text:p>5,3</text:p>
          </table:table-cell>
          <table:table-cell office:value-type="float" office:value="0">
            <text:p>0</text:p>
          </table:table-cell>
          <table:table-cell table:formula="of:=2*[.C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2*[.E16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20*[.G16]" office:value-type="float" office:value="500">
            <text:p>500</text:p>
          </table:table-cell>
          <table:table-cell table:formula="of:=[.$P$16]*[.B16]*[.B16]" office:value-type="float" office:value="57.5845">
            <text:p>57,5845</text:p>
          </table:table-cell>
          <table:table-cell table:formula="of:=0.0025*[.A16]" office:value-type="float" office:value="3.7275">
            <text:p>3,7275</text:p>
          </table:table-cell>
          <table:table-cell table:style-name="Default" table:formula="of:=[.N16]+[.I16]+[.J16]" office:value-type="float" office:value="61.312">
            <text:p>61,312</text:p>
          </table:table-cell>
          <table:table-cell table:formula="of:=[.K16]*100/[.O16]" office:value-type="float" office:value="39.2879570416127">
            <text:p>39,2879570416</text:p>
          </table:table-cell>
          <table:table-cell table:formula="of:=[.K16]/[.H16]*100" office:value-type="float" office:value="12.2624">
            <text:p>12,2624</text:p>
          </table:table-cell>
          <table:table-cell table:formula="of:=[.D16]*[.F16]" office:value-type="float" office:value="0">
            <text:p>0</text:p>
          </table:table-cell>
          <table:table-cell table:formula="of:=[.A16]*3.14/30" office:value-type="float" office:value="156.058">
            <text:p>156,058</text:p>
          </table:table-cell>
          <table:table-cell office:value-type="float" office:value="2.05">
            <text:p>2,05</text:p>
          </table:table-cell>
          <table:table-cell table:number-columns-repeated="1008"/>
        </table:table-row>
        <table:table-row table:style-name="ro1">
          <table:table-cell office:value-type="float" office:value="1422">
            <text:p>1422</text:p>
          </table:table-cell>
          <table:table-cell table:style-name="Default" office:value-type="float" office:value="5.3">
            <text:p>5,3</text:p>
          </table:table-cell>
          <table:table-cell office:value-type="float" office:value="48.9">
            <text:p>48,9</text:p>
          </table:table-cell>
          <table:table-cell table:formula="of:=2*[.C17]" office:value-type="float" office:value="97.8">
            <text:p>97,8</text:p>
          </table:table-cell>
          <table:table-cell office:value-type="float" office:value="2.29">
            <text:p>2,29</text:p>
          </table:table-cell>
          <table:table-cell table:formula="of:=2*[.E17]" office:value-type="float" office:value="4.58">
            <text:p>4,58</text:p>
          </table:table-cell>
          <table:table-cell office:value-type="float" office:value="47">
            <text:p>47</text:p>
          </table:table-cell>
          <table:table-cell table:formula="of:=20*[.G17]" office:value-type="float" office:value="940">
            <text:p>940</text:p>
          </table:table-cell>
          <table:table-cell table:formula="of:=[.$P$16]*[.B17]*[.B17]" office:value-type="float" office:value="57.5845">
            <text:p>57,5845</text:p>
          </table:table-cell>
          <table:table-cell table:formula="of:=0.0025*[.A17]" office:value-type="float" office:value="3.555">
            <text:p>3,555</text:p>
          </table:table-cell>
          <table:table-cell table:style-name="Default" table:formula="of:=[.N17]+[.I17]+[.J17]" office:value-type="float" office:value="509.0635">
            <text:p>509,0635</text:p>
          </table:table-cell>
          <table:table-cell table:formula="of:=[.K17]*100/[.O17]" office:value-type="float" office:value="342.029818054772">
            <text:p>342,0298180548</text:p>
          </table:table-cell>
          <table:table-cell table:formula="of:=[.K17]/[.H17]*100" office:value-type="float" office:value="54.1556914893617">
            <text:p>54,1556914894</text:p>
          </table:table-cell>
          <table:table-cell table:formula="of:=[.D17]*[.F17]" office:value-type="float" office:value="447.924">
            <text:p>447,924</text:p>
          </table:table-cell>
          <table:table-cell table:formula="of:=[.A17]*3.14/30" office:value-type="float" office:value="148.836">
            <text:p>148,836</text:p>
          </table:table-cell>
          <table:table-cell table:number-columns-repeated="1009"/>
        </table:table-row>
        <table:table-row table:style-name="ro1">
          <table:table-cell office:value-type="float" office:value="1404">
            <text:p>1404</text:p>
          </table:table-cell>
          <table:table-cell table:style-name="Default" office:value-type="float" office:value="5.51">
            <text:p>5,51</text:p>
          </table:table-cell>
          <table:table-cell office:value-type="float" office:value="47">
            <text:p>47</text:p>
          </table:table-cell>
          <table:table-cell table:formula="of:=2*[.C18]" office:value-type="float" office:value="94">
            <text:p>94</text:p>
          </table:table-cell>
          <table:table-cell office:value-type="float" office:value="2.8">
            <text:p>2,8</text:p>
          </table:table-cell>
          <table:table-cell table:formula="of:=2*[.E18]" office:value-type="float" office:value="5.6">
            <text:p>5,6</text:p>
          </table:table-cell>
          <table:table-cell office:value-type="float" office:value="52.1">
            <text:p>52,1</text:p>
          </table:table-cell>
          <table:table-cell table:formula="of:=20*[.G18]" office:value-type="float" office:value="1042">
            <text:p>1042</text:p>
          </table:table-cell>
          <table:table-cell table:formula="of:=[.$P$16]*[.B18]*[.B18]" office:value-type="float" office:value="62.238205">
            <text:p>62,238205</text:p>
          </table:table-cell>
          <table:table-cell table:formula="of:=0.0025*[.A18]" office:value-type="float" office:value="3.51">
            <text:p>3,51</text:p>
          </table:table-cell>
          <table:table-cell table:style-name="Default" table:formula="of:=[.N18]+[.I18]+[.J18]" office:value-type="float" office:value="592.148205">
            <text:p>592,148205</text:p>
          </table:table-cell>
          <table:table-cell table:formula="of:=[.K18]*100/[.O18]" office:value-type="float" office:value="402.953484811367">
            <text:p>402,9534848114</text:p>
          </table:table-cell>
          <table:table-cell table:formula="of:=[.K18]/[.H18]*100" office:value-type="float" office:value="56.828042706334">
            <text:p>56,8280427063</text:p>
          </table:table-cell>
          <table:table-cell table:formula="of:=[.D18]*[.F18]" office:value-type="float" office:value="526.4">
            <text:p>526,4</text:p>
          </table:table-cell>
          <table:table-cell table:formula="of:=[.A18]*3.14/30" office:value-type="float" office:value="146.952">
            <text:p>146,952</text:p>
          </table:table-cell>
          <table:table-cell table:number-columns-repeated="1009"/>
        </table:table-row>
        <table:table-row table:style-name="ro1">
          <table:table-cell office:value-type="float" office:value="1390">
            <text:p>1390</text:p>
          </table:table-cell>
          <table:table-cell table:style-name="Default" office:value-type="float" office:value="5.75">
            <text:p>5,75</text:p>
          </table:table-cell>
          <table:table-cell office:value-type="float" office:value="45.9">
            <text:p>45,9</text:p>
          </table:table-cell>
          <table:table-cell table:formula="of:=2*[.C19]" office:value-type="float" office:value="91.8">
            <text:p>91,8</text:p>
          </table:table-cell>
          <table:table-cell office:value-type="float" office:value="3.2">
            <text:p>3,2</text:p>
          </table:table-cell>
          <table:table-cell table:formula="of:=2*[.E19]" office:value-type="float" office:value="6.4">
            <text:p>6,4</text:p>
          </table:table-cell>
          <table:table-cell office:value-type="float" office:value="56">
            <text:p>56</text:p>
          </table:table-cell>
          <table:table-cell table:formula="of:=20*[.G19]" office:value-type="float" office:value="1120">
            <text:p>1120</text:p>
          </table:table-cell>
          <table:table-cell table:formula="of:=[.$P$16]*[.B19]*[.B19]" office:value-type="float" office:value="67.778125">
            <text:p>67,778125</text:p>
          </table:table-cell>
          <table:table-cell table:formula="of:=0.0025*[.A19]" office:value-type="float" office:value="3.475">
            <text:p>3,475</text:p>
          </table:table-cell>
          <table:table-cell table:style-name="Default" table:formula="of:=[.N19]+[.I19]+[.J19]" office:value-type="float" office:value="658.773125">
            <text:p>658,773125</text:p>
          </table:table-cell>
          <table:table-cell table:formula="of:=[.K19]*100/[.O19]" office:value-type="float" office:value="452.80652866242">
            <text:p>452,8065286624</text:p>
          </table:table-cell>
          <table:table-cell table:formula="of:=[.K19]/[.H19]*100" office:value-type="float" office:value="58.8190290178572">
            <text:p>58,8190290179</text:p>
          </table:table-cell>
          <table:table-cell table:formula="of:=[.D19]*[.F19]" office:value-type="float" office:value="587.52">
            <text:p>587,52</text:p>
          </table:table-cell>
          <table:table-cell table:formula="of:=[.A19]*3.14/30" office:value-type="float" office:value="145.486666666667">
            <text:p>145,4866666667</text:p>
          </table:table-cell>
          <table:table-cell table:number-columns-repeated="1009"/>
        </table:table-row>
        <table:table-row table:style-name="ro1">
          <table:table-cell office:value-type="float" office:value="1363">
            <text:p>1363</text:p>
          </table:table-cell>
          <table:table-cell table:style-name="Default" office:value-type="float" office:value="6.2">
            <text:p>6,2</text:p>
          </table:table-cell>
          <table:table-cell office:value-type="float" office:value="43.1">
            <text:p>43,1</text:p>
          </table:table-cell>
          <table:table-cell table:formula="of:=2*[.C20]" office:value-type="float" office:value="86.2">
            <text:p>86,2</text:p>
          </table:table-cell>
          <table:table-cell office:value-type="float" office:value="3.88">
            <text:p>3,88</text:p>
          </table:table-cell>
          <table:table-cell table:formula="of:=2*[.E20]" office:value-type="float" office:value="7.76">
            <text:p>7,76</text:p>
          </table:table-cell>
          <table:table-cell office:value-type="float" office:value="63.5">
            <text:p>63,5</text:p>
          </table:table-cell>
          <table:table-cell table:formula="of:=20*[.G20]" office:value-type="float" office:value="1270">
            <text:p>1270</text:p>
          </table:table-cell>
          <table:table-cell table:formula="of:=[.$P$16]*[.B20]*[.B20]" office:value-type="float" office:value="78.802">
            <text:p>78,802</text:p>
          </table:table-cell>
          <table:table-cell table:formula="of:=0.0025*[.A20]" office:value-type="float" office:value="3.4075">
            <text:p>3,4075</text:p>
          </table:table-cell>
          <table:table-cell table:style-name="Default" table:formula="of:=[.N20]+[.I20]+[.J20]" office:value-type="float" office:value="751.1215">
            <text:p>751,1215</text:p>
          </table:table-cell>
          <table:table-cell table:formula="of:=[.K20]*100/[.O20]" office:value-type="float" office:value="526.509175619535">
            <text:p>526,5091756195</text:p>
          </table:table-cell>
          <table:table-cell table:formula="of:=[.K20]/[.H20]*100" office:value-type="float" office:value="59.1434251968504">
            <text:p>59,1434251969</text:p>
          </table:table-cell>
          <table:table-cell table:formula="of:=[.D20]*[.F20]" office:value-type="float" office:value="668.912">
            <text:p>668,912</text:p>
          </table:table-cell>
          <table:table-cell table:formula="of:=[.A20]*3.14/30" office:value-type="float" office:value="142.660666666667">
            <text:p>142,6606666667</text:p>
          </table:table-cell>
          <table:table-cell table:number-columns-repeated="1009"/>
        </table:table-row>
        <table:table-row table:style-name="ro1">
          <table:table-cell office:value-type="float" office:value="1323">
            <text:p>1323</text:p>
          </table:table-cell>
          <table:table-cell table:style-name="Default" office:value-type="float" office:value="6.95">
            <text:p>6,95</text:p>
          </table:table-cell>
          <table:table-cell office:value-type="float" office:value="39.1">
            <text:p>39,1</text:p>
          </table:table-cell>
          <table:table-cell table:formula="of:=2*[.C21]" office:value-type="float" office:value="78.2">
            <text:p>78,2</text:p>
          </table:table-cell>
          <table:table-cell office:value-type="float" office:value="4.71">
            <text:p>4,71</text:p>
          </table:table-cell>
          <table:table-cell table:formula="of:=2*[.E21]" office:value-type="float" office:value="9.42">
            <text:p>9,42</text:p>
          </table:table-cell>
          <table:table-cell office:value-type="float" office:value="74">
            <text:p>74</text:p>
          </table:table-cell>
          <table:table-cell table:formula="of:=20*[.G21]" office:value-type="float" office:value="1480">
            <text:p>1480</text:p>
          </table:table-cell>
          <table:table-cell table:formula="of:=[.$P$16]*[.B21]*[.B21]" office:value-type="float" office:value="99.020125">
            <text:p>99,020125</text:p>
          </table:table-cell>
          <table:table-cell table:formula="of:=0.0025*[.A21]" office:value-type="float" office:value="3.3075">
            <text:p>3,3075</text:p>
          </table:table-cell>
          <table:table-cell table:style-name="Default" table:formula="of:=[.N21]+[.I21]+[.J21]" office:value-type="float" office:value="838.971625">
            <text:p>838,971625</text:p>
          </table:table-cell>
          <table:table-cell table:formula="of:=[.K21]*100/[.O21]" office:value-type="float" office:value="605.869423140806">
            <text:p>605,8694231408</text:p>
          </table:table-cell>
          <table:table-cell table:formula="of:=[.K21]/[.H21]*100" office:value-type="float" office:value="56.6872719594595">
            <text:p>56,6872719595</text:p>
          </table:table-cell>
          <table:table-cell table:formula="of:=[.D21]*[.F21]" office:value-type="float" office:value="736.644">
            <text:p>736,644</text:p>
          </table:table-cell>
          <table:table-cell table:formula="of:=[.A21]*3.14/30" office:value-type="float" office:value="138.474">
            <text:p>138,474</text:p>
          </table:table-cell>
          <table:table-cell table:number-columns-repeated="1009"/>
        </table:table-row>
        <table:table-row table:style-name="ro1">
          <table:table-cell office:value-type="float" office:value="1306">
            <text:p>1306</text:p>
          </table:table-cell>
          <table:table-cell table:style-name="Default" office:value-type="float" office:value="7.2">
            <text:p>7,2</text:p>
          </table:table-cell>
          <table:table-cell office:value-type="float" office:value="37.6">
            <text:p>37,6</text:p>
          </table:table-cell>
          <table:table-cell table:formula="of:=2*[.C22]" office:value-type="float" office:value="75.2">
            <text:p>75,2</text:p>
          </table:table-cell>
          <table:table-cell office:value-type="float" office:value="5.02">
            <text:p>5,02</text:p>
          </table:table-cell>
          <table:table-cell table:formula="of:=2*[.E22]" office:value-type="float" office:value="10.04">
            <text:p>10,04</text:p>
          </table:table-cell>
          <table:table-cell office:value-type="float" office:value="77">
            <text:p>77</text:p>
          </table:table-cell>
          <table:table-cell table:formula="of:=20*[.G22]" office:value-type="float" office:value="1540">
            <text:p>1540</text:p>
          </table:table-cell>
          <table:table-cell table:formula="of:=[.$P$16]*[.B22]*[.B22]" office:value-type="float" office:value="106.272">
            <text:p>106,272</text:p>
          </table:table-cell>
          <table:table-cell table:formula="of:=0.0025*[.A22]" office:value-type="float" office:value="3.265">
            <text:p>3,265</text:p>
          </table:table-cell>
          <table:table-cell table:style-name="Default" table:formula="of:=[.N22]+[.I22]+[.J22]" office:value-type="float" office:value="864.545">
            <text:p>864,545</text:p>
          </table:table-cell>
          <table:table-cell table:formula="of:=[.K22]*100/[.O22]" office:value-type="float" office:value="632.464324382322">
            <text:p>632,4643243823</text:p>
          </table:table-cell>
          <table:table-cell table:formula="of:=[.K22]/[.H22]*100" office:value-type="float" office:value="56.1392857142857">
            <text:p>56,1392857143</text:p>
          </table:table-cell>
          <table:table-cell table:formula="of:=[.D22]*[.F22]" office:value-type="float" office:value="755.008">
            <text:p>755,008</text:p>
          </table:table-cell>
          <table:table-cell table:formula="of:=[.A22]*3.14/30" office:value-type="float" office:value="136.694666666667">
            <text:p>136,6946666667</text:p>
          </table:table-cell>
          <table:table-cell table:number-columns-repeated="1009"/>
        </table:table-row>
        <table:table-row table:style-name="ro1">
          <table:table-cell office:value-type="float" office:value="1273">
            <text:p>1273</text:p>
          </table:table-cell>
          <table:table-cell table:style-name="Default" office:value-type="float" office:value="7.75">
            <text:p>7,75</text:p>
          </table:table-cell>
          <table:table-cell office:value-type="float" office:value="35">
            <text:p>35</text:p>
          </table:table-cell>
          <table:table-cell table:formula="of:=2*[.C23]" office:value-type="float" office:value="70">
            <text:p>70</text:p>
          </table:table-cell>
          <table:table-cell office:value-type="float" office:value="5.5">
            <text:p>5,5</text:p>
          </table:table-cell>
          <table:table-cell table:formula="of:=2*[.E23]" office:value-type="float" office:value="11">
            <text:p>11</text:p>
          </table:table-cell>
          <table:table-cell office:value-type="float" office:value="83.6">
            <text:p>83,6</text:p>
          </table:table-cell>
          <table:table-cell table:formula="of:=20*[.G23]" office:value-type="float" office:value="1672">
            <text:p>1672</text:p>
          </table:table-cell>
          <table:table-cell table:formula="of:=[.$P$16]*[.B23]*[.B23]" office:value-type="float" office:value="123.128125">
            <text:p>123,128125</text:p>
          </table:table-cell>
          <table:table-cell table:formula="of:=0.0025*[.A23]" office:value-type="float" office:value="3.1825">
            <text:p>3,1825</text:p>
          </table:table-cell>
          <table:table-cell table:style-name="Default" table:formula="of:=[.N23]+[.I23]+[.J23]" office:value-type="float" office:value="896.310625">
            <text:p>896,310625</text:p>
          </table:table-cell>
          <table:table-cell table:formula="of:=[.K23]*100/[.O23]" office:value-type="float" office:value="672.700495594438">
            <text:p>672,7004955944</text:p>
          </table:table-cell>
          <table:table-cell table:formula="of:=[.K23]/[.H23]*100" office:value-type="float" office:value="53.6070947966507">
            <text:p>53,6070947967</text:p>
          </table:table-cell>
          <table:table-cell table:formula="of:=[.D23]*[.F23]" office:value-type="float" office:value="770">
            <text:p>770</text:p>
          </table:table-cell>
          <table:table-cell table:formula="of:=[.A23]*3.14/30" office:value-type="float" office:value="133.240666666667">
            <text:p>133,2406666667</text:p>
          </table:table-cell>
          <table:table-cell table:number-columns-repeated="1009"/>
        </table:table-row>
        <table:table-row table:style-name="ro1">
          <table:table-cell office:value-type="float" office:value="1205">
            <text:p>1205</text:p>
          </table:table-cell>
          <table:table-cell table:style-name="Default" office:value-type="float" office:value="8.8">
            <text:p>8,8</text:p>
          </table:table-cell>
          <table:table-cell office:value-type="float" office:value="30">
            <text:p>30</text:p>
          </table:table-cell>
          <table:table-cell table:formula="of:=2*[.C24]" office:value-type="float" office:value="60">
            <text:p>60</text:p>
          </table:table-cell>
          <table:table-cell office:value-type="float" office:value="6.2">
            <text:p>6,2</text:p>
          </table:table-cell>
          <table:table-cell table:formula="of:=2*[.E24]" office:value-type="float" office:value="12.4">
            <text:p>12,4</text:p>
          </table:table-cell>
          <table:table-cell office:value-type="float" office:value="95.5">
            <text:p>95,5</text:p>
          </table:table-cell>
          <table:table-cell table:formula="of:=20*[.G24]" office:value-type="float" office:value="1910">
            <text:p>1910</text:p>
          </table:table-cell>
          <table:table-cell table:formula="of:=[.$P$16]*[.B24]*[.B24]" office:value-type="float" office:value="158.752">
            <text:p>158,752</text:p>
          </table:table-cell>
          <table:table-cell table:formula="of:=0.0025*[.A24]" office:value-type="float" office:value="3.0125">
            <text:p>3,0125</text:p>
          </table:table-cell>
          <table:table-cell table:style-name="Default" table:formula="of:=[.N24]+[.I24]+[.J24]" office:value-type="float" office:value="905.7645">
            <text:p>905,7645</text:p>
          </table:table-cell>
          <table:table-cell table:formula="of:=[.K24]*100/[.O24]" office:value-type="float" office:value="718.157755636018">
            <text:p>718,157755636</text:p>
          </table:table-cell>
          <table:table-cell table:formula="of:=[.K24]/[.H24]*100" office:value-type="float" office:value="47.4222251308901">
            <text:p>47,4222251309</text:p>
          </table:table-cell>
          <table:table-cell table:formula="of:=[.D24]*[.F24]" office:value-type="float" office:value="744">
            <text:p>744</text:p>
          </table:table-cell>
          <table:table-cell table:formula="of:=[.A24]*3.14/30" office:value-type="float" office:value="126.123333333333">
            <text:p>126,123333333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table:number-columns-spanned="13" table:number-rows-spanned="1">
            <text:p>Silnik indukcyjny z fazą pomocniczą kondensatorową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 table:number-columns-spanned="13" table:number-rows-spanned="1">
            <text:p>C = 41 uF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office:value-type="string">
            <text:p>n [1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Upr przeskalowane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posil przeskalowane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m]</text:p>
          </table:table-cell>
          <table:table-cell table:style-name="ce2" office:value-type="string">
            <text:p>η</text:p>
          </table:table-cell>
          <table:table-cell office:value-type="string">
            <text:p>Podpr</text:p>
          </table:table-cell>
          <table:table-cell office:value-type="string">
            <text:p>katowa</text:p>
          </table:table-cell>
          <table:table-cell table:number-columns-repeated="1009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5.71">
            <text:p>5,71</text:p>
          </table:table-cell>
          <table:table-cell office:value-type="float" office:value="48">
            <text:p>48</text:p>
          </table:table-cell>
          <table:table-cell table:formula="of:=2*[.C30]" office:value-type="float" office:value="96">
            <text:p>96</text:p>
          </table:table-cell>
          <table:table-cell office:value-type="float" office:value="2.25">
            <text:p>2,25</text:p>
          </table:table-cell>
          <table:table-cell table:formula="of:=2*[.E30]" office:value-type="float" office:value="4.5">
            <text:p>4,5</text:p>
          </table:table-cell>
          <table:table-cell office:value-type="float" office:value="58">
            <text:p>58</text:p>
          </table:table-cell>
          <table:table-cell table:formula="of:=20*[.G30]" office:value-type="float" office:value="1160">
            <text:p>1160</text:p>
          </table:table-cell>
          <table:table-cell table:formula="of:=[.$P$16]*[.F30]*[.F30]" office:value-type="float" office:value="41.5125">
            <text:p>41,5125</text:p>
          </table:table-cell>
          <table:table-cell table:formula="of:=0.0025*[.A30]" office:value-type="float" office:value="3.5725">
            <text:p>3,5725</text:p>
          </table:table-cell>
          <table:table-cell table:style-name="Default" table:formula="of:=[.N30]+[.J30]+[.I30]" office:value-type="float" office:value="477.085">
            <text:p>477,085</text:p>
          </table:table-cell>
          <table:table-cell table:formula="of:=[.K30]*100/[.O30]" office:value-type="float" office:value="318.973893819115">
            <text:p>318,9738938191</text:p>
          </table:table-cell>
          <table:table-cell table:formula="of:=[.K30]/[.H30]*100" office:value-type="float" office:value="41.1280172413793">
            <text:p>41,1280172414</text:p>
          </table:table-cell>
          <table:table-cell table:formula="of:=[.D30]*[.F30]" office:value-type="float" office:value="432">
            <text:p>432</text:p>
          </table:table-cell>
          <table:table-cell table:formula="of:=[.A30]*3.14/30" office:value-type="float" office:value="149.568666666667">
            <text:p>149,5686666667</text:p>
          </table:table-cell>
          <table:table-cell table:number-columns-repeated="1009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5.8">
            <text:p>5,8</text:p>
          </table:table-cell>
          <table:table-cell office:value-type="float" office:value="47">
            <text:p>47</text:p>
          </table:table-cell>
          <table:table-cell table:formula="of:=2*[.C31]" office:value-type="float" office:value="94">
            <text:p>94</text:p>
          </table:table-cell>
          <table:table-cell office:value-type="float" office:value="2.52">
            <text:p>2,52</text:p>
          </table:table-cell>
          <table:table-cell table:formula="of:=2*[.E31]" office:value-type="float" office:value="5.04">
            <text:p>5,04</text:p>
          </table:table-cell>
          <table:table-cell office:value-type="float" office:value="60.1">
            <text:p>60,1</text:p>
          </table:table-cell>
          <table:table-cell table:formula="of:=20*[.G31]" office:value-type="float" office:value="1202">
            <text:p>1202</text:p>
          </table:table-cell>
          <table:table-cell table:formula="of:=[.$P$16]*[.F31]*[.F31]" office:value-type="float" office:value="52.07328">
            <text:p>52,07328</text:p>
          </table:table-cell>
          <table:table-cell table:formula="of:=0.0025*[.A31]" office:value-type="float" office:value="3.55">
            <text:p>3,55</text:p>
          </table:table-cell>
          <table:table-cell table:style-name="Default" table:formula="of:=[.N31]+[.J31]+[.I31]" office:value-type="float" office:value="529.38328">
            <text:p>529,38328</text:p>
          </table:table-cell>
          <table:table-cell table:formula="of:=[.K31]*100/[.O31]" office:value-type="float" office:value="356.183242127927">
            <text:p>356,1832421279</text:p>
          </table:table-cell>
          <table:table-cell table:formula="of:=[.K31]/[.H31]*100" office:value-type="float" office:value="44.0418702163062">
            <text:p>44,0418702163</text:p>
          </table:table-cell>
          <table:table-cell table:formula="of:=[.D31]*[.F31]" office:value-type="float" office:value="473.76">
            <text:p>473,76</text:p>
          </table:table-cell>
          <table:table-cell table:formula="of:=[.A31]*3.14/30" office:value-type="float" office:value="148.626666666667">
            <text:p>148,6266666667</text:p>
          </table:table-cell>
          <table:table-cell table:number-columns-repeated="1009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6.05">
            <text:p>6,05</text:p>
          </table:table-cell>
          <table:table-cell office:value-type="float" office:value="46">
            <text:p>46</text:p>
          </table:table-cell>
          <table:table-cell table:formula="of:=2*[.C32]" office:value-type="float" office:value="92">
            <text:p>92</text:p>
          </table:table-cell>
          <table:table-cell office:value-type="float" office:value="3">
            <text:p>3</text:p>
          </table:table-cell>
          <table:table-cell table:formula="of:=2*[.E32]" office:value-type="float" office:value="6">
            <text:p>6</text:p>
          </table:table-cell>
          <table:table-cell office:value-type="float" office:value="64.5">
            <text:p>64,5</text:p>
          </table:table-cell>
          <table:table-cell table:formula="of:=20*[.G32]" office:value-type="float" office:value="1290">
            <text:p>1290</text:p>
          </table:table-cell>
          <table:table-cell table:formula="of:=[.$P$16]*[.F32]*[.F32]" office:value-type="float" office:value="73.8">
            <text:p>73,8</text:p>
          </table:table-cell>
          <table:table-cell table:formula="of:=0.0025*[.A32]" office:value-type="float" office:value="3.5175">
            <text:p>3,5175</text:p>
          </table:table-cell>
          <table:table-cell table:style-name="Default" table:formula="of:=[.N32]+[.J32]+[.I32]" office:value-type="float" office:value="629.3175">
            <text:p>629,3175</text:p>
          </table:table-cell>
          <table:table-cell table:formula="of:=[.K32]*100/[.O32]" office:value-type="float" office:value="427.333872041069">
            <text:p>427,3338720411</text:p>
          </table:table-cell>
          <table:table-cell table:formula="of:=[.K32]/[.H32]*100" office:value-type="float" office:value="48.7843023255814">
            <text:p>48,7843023256</text:p>
          </table:table-cell>
          <table:table-cell table:formula="of:=[.D32]*[.F32]" office:value-type="float" office:value="552">
            <text:p>552</text:p>
          </table:table-cell>
          <table:table-cell table:formula="of:=[.A32]*3.14/30" office:value-type="float" office:value="147.266">
            <text:p>147,266</text:p>
          </table:table-cell>
          <table:table-cell table:number-columns-repeated="1009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6.3">
            <text:p>6,3</text:p>
          </table:table-cell>
          <table:table-cell office:value-type="float" office:value="45">
            <text:p>45</text:p>
          </table:table-cell>
          <table:table-cell table:formula="of:=2*[.C33]" office:value-type="float" office:value="90">
            <text:p>90</text:p>
          </table:table-cell>
          <table:table-cell office:value-type="float" office:value="3.32">
            <text:p>3,32</text:p>
          </table:table-cell>
          <table:table-cell table:formula="of:=2*[.E33]" office:value-type="float" office:value="6.64">
            <text:p>6,64</text:p>
          </table:table-cell>
          <table:table-cell office:value-type="float" office:value="67.5">
            <text:p>67,5</text:p>
          </table:table-cell>
          <table:table-cell table:formula="of:=20*[.G33]" office:value-type="float" office:value="1350">
            <text:p>1350</text:p>
          </table:table-cell>
          <table:table-cell table:formula="of:=[.$P$16]*[.F33]*[.F33]" office:value-type="float" office:value="90.38368">
            <text:p>90,38368</text:p>
          </table:table-cell>
          <table:table-cell table:formula="of:=0.0025*[.A33]" office:value-type="float" office:value="3.4925">
            <text:p>3,4925</text:p>
          </table:table-cell>
          <table:table-cell table:style-name="Default" table:formula="of:=[.N33]+[.J33]+[.I33]" office:value-type="float" office:value="691.47618">
            <text:p>691,47618</text:p>
          </table:table-cell>
          <table:table-cell table:formula="of:=[.K33]*100/[.O33]" office:value-type="float" office:value="472.903387148986">
            <text:p>472,903387149</text:p>
          </table:table-cell>
          <table:table-cell table:formula="of:=[.K33]/[.H33]*100" office:value-type="float" office:value="51.2204577777778">
            <text:p>51,2204577778</text:p>
          </table:table-cell>
          <table:table-cell table:formula="of:=[.D33]*[.F33]" office:value-type="float" office:value="597.6">
            <text:p>597,6</text:p>
          </table:table-cell>
          <table:table-cell table:formula="of:=[.A33]*3.14/30" office:value-type="float" office:value="146.219333333333">
            <text:p>146,2193333333</text:p>
          </table:table-cell>
          <table:table-cell table:number-columns-repeated="1009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6.6">
            <text:p>6,6</text:p>
          </table:table-cell>
          <table:table-cell office:value-type="float" office:value="43">
            <text:p>43</text:p>
          </table:table-cell>
          <table:table-cell table:formula="of:=2*[.C34]" office:value-type="float" office:value="86">
            <text:p>86</text:p>
          </table:table-cell>
          <table:table-cell office:value-type="float" office:value="3.89">
            <text:p>3,89</text:p>
          </table:table-cell>
          <table:table-cell table:formula="of:=2*[.E34]" office:value-type="float" office:value="7.78">
            <text:p>7,78</text:p>
          </table:table-cell>
          <table:table-cell office:value-type="float" office:value="72">
            <text:p>72</text:p>
          </table:table-cell>
          <table:table-cell table:formula="of:=20*[.G34]" office:value-type="float" office:value="1440">
            <text:p>1440</text:p>
          </table:table-cell>
          <table:table-cell table:formula="of:=[.$P$16]*[.F34]*[.F34]" office:value-type="float" office:value="124.08322">
            <text:p>124,08322</text:p>
          </table:table-cell>
          <table:table-cell table:formula="of:=0.0025*[.A34]" office:value-type="float" office:value="3.455">
            <text:p>3,455</text:p>
          </table:table-cell>
          <table:table-cell table:style-name="Default" table:formula="of:=[.N34]+[.J34]+[.I34]" office:value-type="float" office:value="796.61822">
            <text:p>796,61822</text:p>
          </table:table-cell>
          <table:table-cell table:formula="of:=[.K34]*100/[.O34]" office:value-type="float" office:value="550.723741093403">
            <text:p>550,7237410934</text:p>
          </table:table-cell>
          <table:table-cell table:formula="of:=[.K34]/[.H34]*100" office:value-type="float" office:value="55.3207097222222">
            <text:p>55,3207097222</text:p>
          </table:table-cell>
          <table:table-cell table:formula="of:=[.D34]*[.F34]" office:value-type="float" office:value="669.08">
            <text:p>669,08</text:p>
          </table:table-cell>
          <table:table-cell table:formula="of:=[.A34]*3.14/30" office:value-type="float" office:value="144.649333333333">
            <text:p>144,6493333333</text:p>
          </table:table-cell>
          <table:table-cell table:number-columns-repeated="1009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7">
            <text:p>7</text:p>
          </table:table-cell>
          <table:table-cell office:value-type="float" office:value="40.9">
            <text:p>40,9</text:p>
          </table:table-cell>
          <table:table-cell table:formula="of:=2*[.C35]" office:value-type="float" office:value="81.8">
            <text:p>81,8</text:p>
          </table:table-cell>
          <table:table-cell office:value-type="float" office:value="4.48">
            <text:p>4,48</text:p>
          </table:table-cell>
          <table:table-cell table:formula="of:=2*[.E35]" office:value-type="float" office:value="8.96">
            <text:p>8,96</text:p>
          </table:table-cell>
          <table:table-cell office:value-type="float" office:value="78">
            <text:p>78</text:p>
          </table:table-cell>
          <table:table-cell table:formula="of:=20*[.G35]" office:value-type="float" office:value="1560">
            <text:p>1560</text:p>
          </table:table-cell>
          <table:table-cell table:formula="of:=[.$P$16]*[.F35]*[.F35]" office:value-type="float" office:value="164.57728">
            <text:p>164,57728</text:p>
          </table:table-cell>
          <table:table-cell table:formula="of:=0.0025*[.A35]" office:value-type="float" office:value="3.42">
            <text:p>3,42</text:p>
          </table:table-cell>
          <table:table-cell table:style-name="Default" table:formula="of:=[.N35]+[.J35]+[.I35]" office:value-type="float" office:value="900.92528">
            <text:p>900,92528</text:p>
          </table:table-cell>
          <table:table-cell table:formula="of:=[.K35]*100/[.O35]" office:value-type="float" office:value="629.208067940552">
            <text:p>629,2080679406</text:p>
          </table:table-cell>
          <table:table-cell table:formula="of:=[.K35]/[.H35]*100" office:value-type="float" office:value="57.7516205128205">
            <text:p>57,7516205128</text:p>
          </table:table-cell>
          <table:table-cell table:formula="of:=[.D35]*[.F35]" office:value-type="float" office:value="732.928">
            <text:p>732,928</text:p>
          </table:table-cell>
          <table:table-cell table:formula="of:=[.A35]*3.14/30" office:value-type="float" office:value="143.184">
            <text:p>143,184</text:p>
          </table:table-cell>
          <table:table-cell table:number-columns-repeated="1009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7.49">
            <text:p>7,49</text:p>
          </table:table-cell>
          <table:table-cell office:value-type="float" office:value="39">
            <text:p>39</text:p>
          </table:table-cell>
          <table:table-cell table:formula="of:=2*[.C36]" office:value-type="float" office:value="78">
            <text:p>78</text:p>
          </table:table-cell>
          <table:table-cell office:value-type="float" office:value="4.85">
            <text:p>4,85</text:p>
          </table:table-cell>
          <table:table-cell table:formula="of:=2*[.E36]" office:value-type="float" office:value="9.7">
            <text:p>9,7</text:p>
          </table:table-cell>
          <table:table-cell office:value-type="float" office:value="81.5">
            <text:p>81,5</text:p>
          </table:table-cell>
          <table:table-cell table:formula="of:=20*[.G36]" office:value-type="float" office:value="1630">
            <text:p>1630</text:p>
          </table:table-cell>
          <table:table-cell table:formula="of:=[.$P$16]*[.F36]*[.F36]" office:value-type="float" office:value="192.8845">
            <text:p>192,8845</text:p>
          </table:table-cell>
          <table:table-cell table:formula="of:=0.0025*[.A36]" office:value-type="float" office:value="3.375">
            <text:p>3,375</text:p>
          </table:table-cell>
          <table:table-cell table:style-name="Default" table:formula="of:=[.N36]+[.J36]+[.I36]" office:value-type="float" office:value="952.8595">
            <text:p>952,8595</text:p>
          </table:table-cell>
          <table:table-cell table:formula="of:=[.K36]*100/[.O36]" office:value-type="float" office:value="674.352087756546">
            <text:p>674,3520877565</text:p>
          </table:table-cell>
          <table:table-cell table:formula="of:=[.K36]/[.H36]*100" office:value-type="float" office:value="58.4576380368098">
            <text:p>58,4576380368</text:p>
          </table:table-cell>
          <table:table-cell table:formula="of:=[.D36]*[.F36]" office:value-type="float" office:value="756.6">
            <text:p>756,6</text:p>
          </table:table-cell>
          <table:table-cell table:formula="of:=[.A36]*3.14/30" office:value-type="float" office:value="141.3">
            <text:p>141,3</text:p>
          </table:table-cell>
          <table:table-cell table:number-columns-repeated="1009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7.55">
            <text:p>7,55</text:p>
          </table:table-cell>
          <table:table-cell office:value-type="float" office:value="37.2">
            <text:p>37,2</text:p>
          </table:table-cell>
          <table:table-cell table:formula="of:=2*[.C37]" office:value-type="float" office:value="74.4">
            <text:p>74,4</text:p>
          </table:table-cell>
          <table:table-cell office:value-type="float" office:value="5.27">
            <text:p>5,27</text:p>
          </table:table-cell>
          <table:table-cell table:formula="of:=2*[.E37]" office:value-type="float" office:value="10.54">
            <text:p>10,54</text:p>
          </table:table-cell>
          <table:table-cell office:value-type="float" office:value="85">
            <text:p>85</text:p>
          </table:table-cell>
          <table:table-cell table:formula="of:=20*[.G37]" office:value-type="float" office:value="1700">
            <text:p>1700</text:p>
          </table:table-cell>
          <table:table-cell table:formula="of:=[.$P$16]*[.F37]*[.F37]" office:value-type="float" office:value="227.73778">
            <text:p>227,73778</text:p>
          </table:table-cell>
          <table:table-cell table:formula="of:=0.0025*[.A37]" office:value-type="float" office:value="3.3425">
            <text:p>3,3425</text:p>
          </table:table-cell>
          <table:table-cell table:style-name="Default" table:formula="of:=[.N37]+[.J37]+[.I37]" office:value-type="float" office:value="1015.25628">
            <text:p>1015,25628</text:p>
          </table:table-cell>
          <table:table-cell table:formula="of:=[.K37]*100/[.O37]" office:value-type="float" office:value="725.497439366583">
            <text:p>725,4974393666</text:p>
          </table:table-cell>
          <table:table-cell table:formula="of:=[.K37]/[.H37]*100" office:value-type="float" office:value="59.7209576470588">
            <text:p>59,7209576471</text:p>
          </table:table-cell>
          <table:table-cell table:formula="of:=[.D37]*[.F37]" office:value-type="float" office:value="784.176">
            <text:p>784,176</text:p>
          </table:table-cell>
          <table:table-cell table:formula="of:=[.A37]*3.14/30" office:value-type="float" office:value="139.939333333333">
            <text:p>139,9393333333</text:p>
          </table:table-cell>
          <table:table-cell table:number-columns-repeated="1009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8.48">
            <text:p>8,48</text:p>
          </table:table-cell>
          <table:table-cell office:value-type="float" office:value="31.2">
            <text:p>31,2</text:p>
          </table:table-cell>
          <table:table-cell table:formula="of:=2*[.C38]" office:value-type="float" office:value="62.4">
            <text:p>62,4</text:p>
          </table:table-cell>
          <table:table-cell office:value-type="float" office:value="6.6">
            <text:p>6,6</text:p>
          </table:table-cell>
          <table:table-cell table:formula="of:=2*[.E38]" office:value-type="float" office:value="13.2">
            <text:p>13,2</text:p>
          </table:table-cell>
          <table:table-cell office:value-type="float" office:value="97">
            <text:p>97</text:p>
          </table:table-cell>
          <table:table-cell table:formula="of:=20*[.G38]" office:value-type="float" office:value="1940">
            <text:p>1940</text:p>
          </table:table-cell>
          <table:table-cell table:formula="of:=[.$P$16]*[.F38]*[.F38]" office:value-type="float" office:value="357.192">
            <text:p>357,192</text:p>
          </table:table-cell>
          <table:table-cell table:formula="of:=0.0025*[.A38]" office:value-type="float" office:value="3.225">
            <text:p>3,225</text:p>
          </table:table-cell>
          <table:table-cell table:style-name="Default" table:formula="of:=[.N38]+[.J38]+[.I38]" office:value-type="float" office:value="1184.097">
            <text:p>1184,097</text:p>
          </table:table-cell>
          <table:table-cell table:formula="of:=[.K38]*100/[.O38]" office:value-type="float" office:value="876.978966079099">
            <text:p>876,9789660791</text:p>
          </table:table-cell>
          <table:table-cell table:formula="of:=[.K38]/[.H38]*100" office:value-type="float" office:value="61.0359278350515">
            <text:p>61,0359278351</text:p>
          </table:table-cell>
          <table:table-cell table:formula="of:=[.D38]*[.F38]" office:value-type="float" office:value="823.68">
            <text:p>823,68</text:p>
          </table:table-cell>
          <table:table-cell table:formula="of:=[.A38]*3.14/30" office:value-type="float" office:value="135.02">
            <text:p>135,02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table:number-columns-spanned="13" table:number-rows-spanned="1">
            <text:p>Silnik indukcyjny z fazą pomocniczą kondensatorową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 table:number-columns-spanned="13" table:number-rows-spanned="1">
            <text:p>bez kondensatora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office:value-type="string">
            <text:p>n [1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Upr przeskalowane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posil przeskalowane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m]</text:p>
          </table:table-cell>
          <table:table-cell table:style-name="ce2" office:value-type="string">
            <text:p>η</text:p>
          </table:table-cell>
          <table:table-cell office:value-type="string">
            <text:p>Podpr</text:p>
          </table:table-cell>
          <table:table-cell office:value-type="string">
            <text:p>katowa</text:p>
          </table:table-cell>
          <table:table-cell table:number-columns-repeated="1009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7.2">
            <text:p>7,2</text:p>
          </table:table-cell>
          <table:table-cell office:value-type="float" office:value="45.8">
            <text:p>45,8</text:p>
          </table:table-cell>
          <table:table-cell table:formula="of:=2*[.C44]" office:value-type="float" office:value="91.6">
            <text:p>91,6</text:p>
          </table:table-cell>
          <table:table-cell office:value-type="float" office:value="2.1">
            <text:p>2,1</text:p>
          </table:table-cell>
          <table:table-cell table:formula="of:=2*[.E44]" office:value-type="float" office:value="4.2">
            <text:p>4,2</text:p>
          </table:table-cell>
          <table:table-cell office:value-type="float" office:value="54.6">
            <text:p>54,6</text:p>
          </table:table-cell>
          <table:table-cell table:formula="of:=20*[.G44]" office:value-type="float" office:value="1092">
            <text:p>1092</text:p>
          </table:table-cell>
          <table:table-cell table:formula="of:=[.$P$16]*[.F44]*[.F44]" office:value-type="float" office:value="36.162">
            <text:p>36,162</text:p>
          </table:table-cell>
          <table:table-cell table:formula="of:=0.0025*[.A44]" office:value-type="float" office:value="3.3775">
            <text:p>3,3775</text:p>
          </table:table-cell>
          <table:table-cell table:style-name="Default" table:formula="of:=[.N44]+[.J44]+[.I44]" office:value-type="float" office:value="424.2595">
            <text:p>424,2595</text:p>
          </table:table-cell>
          <table:table-cell table:formula="of:=[.K44]*100/[.O44]" office:value-type="float" office:value="300.032177155869">
            <text:p>300,0321771559</text:p>
          </table:table-cell>
          <table:table-cell table:formula="of:=[.K44]/[.H44]*100" office:value-type="float" office:value="38.8516025641026">
            <text:p>38,8516025641</text:p>
          </table:table-cell>
          <table:table-cell table:formula="of:=[.F44]*[.D44]" office:value-type="float" office:value="384.72">
            <text:p>384,72</text:p>
          </table:table-cell>
          <table:table-cell table:formula="of:=[.A44]*3.14/30" office:value-type="float" office:value="141.404666666667">
            <text:p>141,4046666667</text:p>
          </table:table-cell>
          <table:table-cell table:number-columns-repeated="1009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7.62">
            <text:p>7,62</text:p>
          </table:table-cell>
          <table:table-cell office:value-type="float" office:value="43.8">
            <text:p>43,8</text:p>
          </table:table-cell>
          <table:table-cell table:formula="of:=2*[.C45]" office:value-type="float" office:value="87.6">
            <text:p>87,6</text:p>
          </table:table-cell>
          <table:table-cell office:value-type="float" office:value="2.5">
            <text:p>2,5</text:p>
          </table:table-cell>
          <table:table-cell table:formula="of:=2*[.E45]" office:value-type="float" office:value="5">
            <text:p>5</text:p>
          </table:table-cell>
          <table:table-cell office:value-type="float" office:value="62">
            <text:p>62</text:p>
          </table:table-cell>
          <table:table-cell table:formula="of:=20*[.G45]" office:value-type="float" office:value="1240">
            <text:p>1240</text:p>
          </table:table-cell>
          <table:table-cell table:formula="of:=[.$P$16]*[.F45]*[.F45]" office:value-type="float" office:value="51.25">
            <text:p>51,25</text:p>
          </table:table-cell>
          <table:table-cell table:formula="of:=0.0025*[.A45]" office:value-type="float" office:value="3.285">
            <text:p>3,285</text:p>
          </table:table-cell>
          <table:table-cell table:style-name="Default" table:formula="of:=[.N45]+[.J45]+[.I45]" office:value-type="float" office:value="492.535">
            <text:p>492,535</text:p>
          </table:table-cell>
          <table:table-cell table:formula="of:=[.K45]*100/[.O45]" office:value-type="float" office:value="358.123927522322">
            <text:p>358,1239275223</text:p>
          </table:table-cell>
          <table:table-cell table:formula="of:=[.K45]/[.H45]*100" office:value-type="float" office:value="39.720564516129">
            <text:p>39,7205645161</text:p>
          </table:table-cell>
          <table:table-cell table:formula="of:=[.F45]*[.D45]" office:value-type="float" office:value="438">
            <text:p>438</text:p>
          </table:table-cell>
          <table:table-cell table:formula="of:=[.A45]*3.14/30" office:value-type="float" office:value="137.532">
            <text:p>137,532</text:p>
          </table:table-cell>
          <table:table-cell table:number-columns-repeated="1009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8.2">
            <text:p>8,2</text:p>
          </table:table-cell>
          <table:table-cell office:value-type="float" office:value="41">
            <text:p>41</text:p>
          </table:table-cell>
          <table:table-cell table:formula="of:=2*[.C46]" office:value-type="float" office:value="82">
            <text:p>82</text:p>
          </table:table-cell>
          <table:table-cell office:value-type="float" office:value="2.8">
            <text:p>2,8</text:p>
          </table:table-cell>
          <table:table-cell table:formula="of:=2*[.E46]" office:value-type="float" office:value="5.6">
            <text:p>5,6</text:p>
          </table:table-cell>
          <table:table-cell office:value-type="float" office:value="70.5">
            <text:p>70,5</text:p>
          </table:table-cell>
          <table:table-cell table:formula="of:=20*[.G46]" office:value-type="float" office:value="1410">
            <text:p>1410</text:p>
          </table:table-cell>
          <table:table-cell table:formula="of:=[.$P$16]*[.F46]*[.F46]" office:value-type="float" office:value="64.288">
            <text:p>64,288</text:p>
          </table:table-cell>
          <table:table-cell table:formula="of:=0.0025*[.A46]" office:value-type="float" office:value="3.1825">
            <text:p>3,1825</text:p>
          </table:table-cell>
          <table:table-cell table:style-name="Default" table:formula="of:=[.N46]+[.J46]+[.I46]" office:value-type="float" office:value="526.6705">
            <text:p>526,6705</text:p>
          </table:table-cell>
          <table:table-cell table:formula="of:=[.K46]*100/[.O46]" office:value-type="float" office:value="395.277592927084">
            <text:p>395,2775929271</text:p>
          </table:table-cell>
          <table:table-cell table:formula="of:=[.K46]/[.H46]*100" office:value-type="float" office:value="37.3525177304964">
            <text:p>37,3525177305</text:p>
          </table:table-cell>
          <table:table-cell table:formula="of:=[.F46]*[.D46]" office:value-type="float" office:value="459.2">
            <text:p>459,2</text:p>
          </table:table-cell>
          <table:table-cell table:formula="of:=[.A46]*3.14/30" office:value-type="float" office:value="133.240666666667">
            <text:p>133,2406666667</text:p>
          </table:table-cell>
          <table:table-cell table:number-columns-repeated="1009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8.4">
            <text:p>8,4</text:p>
          </table:table-cell>
          <table:table-cell office:value-type="float" office:value="40">
            <text:p>40</text:p>
          </table:table-cell>
          <table:table-cell table:formula="of:=2*[.C47]" office:value-type="float" office:value="80">
            <text:p>80</text:p>
          </table:table-cell>
          <table:table-cell office:value-type="float" office:value="2.9">
            <text:p>2,9</text:p>
          </table:table-cell>
          <table:table-cell table:formula="of:=2*[.E47]" office:value-type="float" office:value="5.8">
            <text:p>5,8</text:p>
          </table:table-cell>
          <table:table-cell office:value-type="float" office:value="74">
            <text:p>74</text:p>
          </table:table-cell>
          <table:table-cell table:formula="of:=20*[.G47]" office:value-type="float" office:value="1480">
            <text:p>1480</text:p>
          </table:table-cell>
          <table:table-cell table:formula="of:=[.$P$16]*[.F47]*[.F47]" office:value-type="float" office:value="68.962">
            <text:p>68,962</text:p>
          </table:table-cell>
          <table:table-cell table:formula="of:=0.0025*[.A47]" office:value-type="float" office:value="3.11">
            <text:p>3,11</text:p>
          </table:table-cell>
          <table:table-cell table:style-name="Default" table:formula="of:=[.N47]+[.J47]+[.I47]" office:value-type="float" office:value="536.072">
            <text:p>536,072</text:p>
          </table:table-cell>
          <table:table-cell table:formula="of:=[.K47]*100/[.O47]" office:value-type="float" office:value="411.712781862494">
            <text:p>411,7127818625</text:p>
          </table:table-cell>
          <table:table-cell table:formula="of:=[.K47]/[.H47]*100" office:value-type="float" office:value="36.2210810810811">
            <text:p>36,2210810811</text:p>
          </table:table-cell>
          <table:table-cell table:formula="of:=[.F47]*[.D47]" office:value-type="float" office:value="464">
            <text:p>464</text:p>
          </table:table-cell>
          <table:table-cell table:formula="of:=[.A47]*3.14/30" office:value-type="float" office:value="130.205333333333">
            <text:p>130,2053333333</text:p>
          </table:table-cell>
          <table:table-cell table:number-columns-repeated="1009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8.9">
            <text:p>8,9</text:p>
          </table:table-cell>
          <table:table-cell office:value-type="float" office:value="38">
            <text:p>38</text:p>
          </table:table-cell>
          <table:table-cell table:formula="of:=2*[.C48]" office:value-type="float" office:value="76">
            <text:p>76</text:p>
          </table:table-cell>
          <table:table-cell office:value-type="float" office:value="3.1">
            <text:p>3,1</text:p>
          </table:table-cell>
          <table:table-cell table:formula="of:=2*[.E48]" office:value-type="float" office:value="6.2">
            <text:p>6,2</text:p>
          </table:table-cell>
          <table:table-cell office:value-type="float" office:value="81">
            <text:p>81</text:p>
          </table:table-cell>
          <table:table-cell table:formula="of:=20*[.G48]" office:value-type="float" office:value="1620">
            <text:p>1620</text:p>
          </table:table-cell>
          <table:table-cell table:formula="of:=[.$P$16]*[.F48]*[.F48]" office:value-type="float" office:value="78.802">
            <text:p>78,802</text:p>
          </table:table-cell>
          <table:table-cell table:formula="of:=0.0025*[.A48]" office:value-type="float" office:value="2.9925">
            <text:p>2,9925</text:p>
          </table:table-cell>
          <table:table-cell table:style-name="Default" table:formula="of:=[.N48]+[.J48]+[.I48]" office:value-type="float" office:value="552.9945">
            <text:p>552,9945</text:p>
          </table:table-cell>
          <table:table-cell table:formula="of:=[.K48]*100/[.O48]" office:value-type="float" office:value="441.385709496672">
            <text:p>441,3857094967</text:p>
          </table:table-cell>
          <table:table-cell table:formula="of:=[.K48]/[.H48]*100" office:value-type="float" office:value="34.135462962963">
            <text:p>34,135462963</text:p>
          </table:table-cell>
          <table:table-cell table:formula="of:=[.F48]*[.D48]" office:value-type="float" office:value="471.2">
            <text:p>471,2</text:p>
          </table:table-cell>
          <table:table-cell table:formula="of:=[.A48]*3.14/30" office:value-type="float" office:value="125.286">
            <text:p>125,286</text:p>
          </table:table-cell>
          <table:table-cell table:number-columns-repeated="1009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9.5">
            <text:p>9,5</text:p>
          </table:table-cell>
          <table:table-cell office:value-type="float" office:value="35">
            <text:p>35</text:p>
          </table:table-cell>
          <table:table-cell table:formula="of:=2*[.C49]" office:value-type="float" office:value="70">
            <text:p>70</text:p>
          </table:table-cell>
          <table:table-cell office:value-type="float" office:value="3.1">
            <text:p>3,1</text:p>
          </table:table-cell>
          <table:table-cell table:formula="of:=2*[.E49]" office:value-type="float" office:value="6.2">
            <text:p>6,2</text:p>
          </table:table-cell>
          <table:table-cell office:value-type="float" office:value="89">
            <text:p>89</text:p>
          </table:table-cell>
          <table:table-cell table:formula="of:=20*[.G49]" office:value-type="float" office:value="1780">
            <text:p>1780</text:p>
          </table:table-cell>
          <table:table-cell table:formula="of:=[.$P$16]*[.F49]*[.F49]" office:value-type="float" office:value="78.802">
            <text:p>78,802</text:p>
          </table:table-cell>
          <table:table-cell table:formula="of:=0.0025*[.A49]" office:value-type="float" office:value="2.8375">
            <text:p>2,8375</text:p>
          </table:table-cell>
          <table:table-cell table:style-name="Default" table:formula="of:=[.N49]+[.J49]+[.I49]" office:value-type="float" office:value="515.6395">
            <text:p>515,6395</text:p>
          </table:table-cell>
          <table:table-cell table:formula="of:=[.K49]*100/[.O49]" office:value-type="float" office:value="434.052161957406">
            <text:p>434,0521619574</text:p>
          </table:table-cell>
          <table:table-cell table:formula="of:=[.K49]/[.H49]*100" office:value-type="float" office:value="28.9685112359551">
            <text:p>28,968511236</text:p>
          </table:table-cell>
          <table:table-cell table:formula="of:=[.F49]*[.D49]" office:value-type="float" office:value="434">
            <text:p>434</text:p>
          </table:table-cell>
          <table:table-cell table:formula="of:=[.A49]*3.14/30" office:value-type="float" office:value="118.796666666667">
            <text:p>118,7966666667</text:p>
          </table:table-cell>
          <table:table-cell table:number-columns-repeated="1009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8.4">
            <text:p>8,4</text:p>
          </table:table-cell>
          <table:table-cell office:value-type="float" office:value="38">
            <text:p>38</text:p>
          </table:table-cell>
          <table:table-cell table:formula="of:=2*[.C50]" office:value-type="float" office:value="76">
            <text:p>76</text:p>
          </table:table-cell>
          <table:table-cell office:value-type="float" office:value="2.75">
            <text:p>2,75</text:p>
          </table:table-cell>
          <table:table-cell table:formula="of:=2*[.E50]" office:value-type="float" office:value="5.5">
            <text:p>5,5</text:p>
          </table:table-cell>
          <table:table-cell office:value-type="float" office:value="77">
            <text:p>77</text:p>
          </table:table-cell>
          <table:table-cell table:formula="of:=20*[.G50]" office:value-type="float" office:value="1540">
            <text:p>1540</text:p>
          </table:table-cell>
          <table:table-cell table:formula="of:=[.$P$16]*[.F50]*[.F50]" office:value-type="float" office:value="62.0125">
            <text:p>62,0125</text:p>
          </table:table-cell>
          <table:table-cell table:formula="of:=0.0025*[.A50]" office:value-type="float" office:value="2.9775">
            <text:p>2,9775</text:p>
          </table:table-cell>
          <table:table-cell table:style-name="Default" table:formula="of:=[.N50]+[.J50]+[.I50]" office:value-type="float" office:value="482.99">
            <text:p>482,99</text:p>
          </table:table-cell>
          <table:table-cell table:formula="of:=[.K50]*100/[.O50]" office:value-type="float" office:value="387.452068860402">
            <text:p>387,4520688604</text:p>
          </table:table-cell>
          <table:table-cell table:formula="of:=[.K50]/[.H50]*100" office:value-type="float" office:value="31.362987012987">
            <text:p>31,362987013</text:p>
          </table:table-cell>
          <table:table-cell table:formula="of:=[.F50]*[.D50]" office:value-type="float" office:value="418">
            <text:p>418</text:p>
          </table:table-cell>
          <table:table-cell table:formula="of:=[.A50]*3.14/30" office:value-type="float" office:value="124.658">
            <text:p>124,658</text:p>
          </table:table-cell>
          <table:table-cell table:number-columns-repeated="1009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7.6">
            <text:p>7,6</text:p>
          </table:table-cell>
          <table:table-cell office:value-type="float" office:value="41">
            <text:p>41</text:p>
          </table:table-cell>
          <table:table-cell table:formula="of:=2*[.C51]" office:value-type="float" office:value="82">
            <text:p>82</text:p>
          </table:table-cell>
          <table:table-cell office:value-type="float" office:value="2.5">
            <text:p>2,5</text:p>
          </table:table-cell>
          <table:table-cell table:formula="of:=2*[.E51]" office:value-type="float" office:value="5">
            <text:p>5</text:p>
          </table:table-cell>
          <table:table-cell office:value-type="float" office:value="66.5">
            <text:p>66,5</text:p>
          </table:table-cell>
          <table:table-cell table:formula="of:=20*[.G51]" office:value-type="float" office:value="1330">
            <text:p>1330</text:p>
          </table:table-cell>
          <table:table-cell table:formula="of:=[.$P$16]*[.F51]*[.F51]" office:value-type="float" office:value="51.25">
            <text:p>51,25</text:p>
          </table:table-cell>
          <table:table-cell table:formula="of:=0.0025*[.A51]" office:value-type="float" office:value="3.14">
            <text:p>3,14</text:p>
          </table:table-cell>
          <table:table-cell table:style-name="Default" table:formula="of:=[.N51]+[.J51]+[.I51]" office:value-type="float" office:value="464.39">
            <text:p>464,39</text:p>
          </table:table-cell>
          <table:table-cell table:formula="of:=[.K51]*100/[.O51]" office:value-type="float" office:value="353.252160331048">
            <text:p>353,252160331</text:p>
          </table:table-cell>
          <table:table-cell table:formula="of:=[.K51]/[.H51]*100" office:value-type="float" office:value="34.9165413533835">
            <text:p>34,9165413534</text:p>
          </table:table-cell>
          <table:table-cell table:formula="of:=[.F51]*[.D51]" office:value-type="float" office:value="410">
            <text:p>410</text:p>
          </table:table-cell>
          <table:table-cell table:formula="of:=[.A51]*3.14/30" office:value-type="float" office:value="131.461333333333">
            <text:p>131,4613333333</text:p>
          </table:table-cell>
          <table:table-cell table:number-columns-repeated="1009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7.3">
            <text:p>7,3</text:p>
          </table:table-cell>
          <table:table-cell office:value-type="float" office:value="42.1">
            <text:p>42,1</text:p>
          </table:table-cell>
          <table:table-cell table:formula="of:=2*[.C52]" office:value-type="float" office:value="84.2">
            <text:p>84,2</text:p>
          </table:table-cell>
          <table:table-cell office:value-type="float" office:value="2.32">
            <text:p>2,32</text:p>
          </table:table-cell>
          <table:table-cell table:formula="of:=2*[.E52]" office:value-type="float" office:value="4.64">
            <text:p>4,64</text:p>
          </table:table-cell>
          <table:table-cell office:value-type="float" office:value="62.5">
            <text:p>62,5</text:p>
          </table:table-cell>
          <table:table-cell table:formula="of:=20*[.G52]" office:value-type="float" office:value="1250">
            <text:p>1250</text:p>
          </table:table-cell>
          <table:table-cell table:formula="of:=[.$P$16]*[.F52]*[.F52]" office:value-type="float" office:value="44.13568">
            <text:p>44,13568</text:p>
          </table:table-cell>
          <table:table-cell table:formula="of:=0.0025*[.A52]" office:value-type="float" office:value="3.1925">
            <text:p>3,1925</text:p>
          </table:table-cell>
          <table:table-cell table:style-name="Default" table:formula="of:=[.N52]+[.J52]+[.I52]" office:value-type="float" office:value="438.01618">
            <text:p>438,01618</text:p>
          </table:table-cell>
          <table:table-cell table:formula="of:=[.K52]*100/[.O52]" office:value-type="float" office:value="327.71088189377">
            <text:p>327,7108818938</text:p>
          </table:table-cell>
          <table:table-cell table:formula="of:=[.K52]/[.H52]*100" office:value-type="float" office:value="35.0412944">
            <text:p>35,0412944</text:p>
          </table:table-cell>
          <table:table-cell table:formula="of:=[.F52]*[.D52]" office:value-type="float" office:value="390.688">
            <text:p>390,688</text:p>
          </table:table-cell>
          <table:table-cell table:formula="of:=[.A52]*3.14/30" office:value-type="float" office:value="133.659333333333">
            <text:p>133,6593333333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I[A]</text:p>
          </table:table-cell>
          <table:table-cell office:value-type="string">
            <text:p>η[%]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pomiary.F82" table:end-x="2.813cm" table:end-y="0.245cm" draw:z-index="0" draw:style-name="gr1" draw:text-style-name="P1" svg:width="15.999cm" svg:height="8.999cm" svg:x="0cm" svg:y="0.279cm">
              <draw:object draw:notify-on-update-of-ranges="pomiary.A2:pomiary.A2 pomiary.A3:pomiary.A11 pomiary.J2:pomiary.J2 pomiary.J3:pomiary.J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pomiary.M82" table:end-x="0.391cm" table:end-y="0.099cm" draw:z-index="1" draw:style-name="gr1" draw:text-style-name="P1" svg:width="16.001cm" svg:height="9.01cm" svg:x="0.388cm" svg:y="0.122cm">
              <draw:object draw:notify-on-update-of-ranges="pomiary.A3:pomiary.A11 pomiary.L57:pomiary.L57 pomiary.E3:pomiary.E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pomiary.T82" table:end-x="1.032cm" table:end-y="0.125cm" draw:z-index="2" draw:style-name="gr1" draw:text-style-name="P1" svg:width="16.002cm" svg:height="8.983cm" svg:x="0.837cm" svg:y="0.175cm">
              <draw:object draw:notify-on-update-of-ranges="pomiary.I3:pomiary.I11 pomiary.K3:pomiary.K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>
            <draw:frame table:end-cell-address="pomiary.F105" table:end-x="2.939cm" table:end-y="0.235cm" draw:z-index="3" draw:style-name="gr1" draw:text-style-name="P1" svg:width="15.999cm" svg:height="8.999cm" svg:x="0.126cm" svg:y="0.269cm">
              <draw:object draw:notify-on-update-of-ranges="pomiary.A44:pomiary.A52 pomiary.A42:pomiary.A42 pomiary.L44:pomiary.L52 pomiary.A30:pomiary.A38 pomiary.A28:pomiary.A28 pomiary.L30:pomiary.L38 pomiary.A16:pomiary.A24 pomiary.A14:pomiary.A14 pomiary.L16:pomiary.L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pomiary.M105" table:end-x="0.447cm" table:end-y="0.107cm" draw:z-index="4" draw:style-name="gr1" draw:text-style-name="P1" svg:width="16.001cm" svg:height="8.983cm" svg:x="0.444cm" svg:y="0.157cm">
              <draw:object draw:notify-on-update-of-ranges="pomiary.B30:pomiary.B38 pomiary.A44:pomiary.A52 pomiary.A42:pomiary.A42 pomiary.B44:pomiary.B52 pomiary.A30:pomiary.A38 pomiary.A28:pomiary.A28 pomiary.A14:pomiary.A14 pomiary.B16:pomiary.B24 pomiary.A16:pomiary.A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pomiary.U110" table:end-x="2.007cm" table:end-y="0.115cm" draw:z-index="5" draw:style-name="gr1" draw:text-style-name="P1" svg:width="18.984cm" svg:height="11.222cm" svg:x="1.088cm" svg:y="0.184cm">
              <draw:object draw:notify-on-update-of-ranges="pomiary.K44:pomiary.K52 pomiary.A42:pomiary.A42 pomiary.M44:pomiary.M52 pomiary.K30:pomiary.K38 pomiary.A28:pomiary.A28 pomiary.M30:pomiary.M38 pomiary.A14:pomiary.A14 pomiary.M16:pomiary.M24 pomiary.K16:pomiary.K2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18.05.2015</text:date>, <text:time>22:00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2:03:09.62</meta:creation-date>
    <dc:date>2015-05-18T22:00:47.88</dc:date>
    <meta:editing-duration>PT1H52M14S</meta:editing-duration>
    <meta:editing-cycles>3</meta:editing-cycles>
    <meta:generator>OpenOffice/4.1.1$Win32 OpenOffice.org_project/411m6$Build-9775</meta:generator>
    <dc:creator>Aasd Afds</dc:creator>
    <meta:document-statistic meta:table-count="3" meta:cell-count="5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Charakterystyka mechaniczna T(n)</text:p>
        </chart:title>
        <chart:plot-area chart:style-name="ch3" table:cell-range-address="pomiary.A2:pomiary.A11 pomiary.J2:pomiary.J11" chart:data-source-has-labels="row" svg:x="1.358cm" svg:y="1.635cm" svg:width="14.002cm" svg:height="6.177cm">
          <chartooo:coordinate-region svg:x="2.085cm" svg:y="1.847cm" svg:width="12.903cm" svg:height="5.292cm"/>
          <chart:axis chart:dimension="x" chart:name="primary-x" chart:style-name="ch4">
            <chart:title svg:x="7.574cm" svg:y="7.993cm" chart:style-name="ch5">
              <text:p>n[obr/min]</text:p>
            </chart:title>
          </chart:axis>
          <chart:axis chart:dimension="y" chart:name="primary-y" chart:style-name="ch4">
            <chart:title svg:x="0.451cm" svg:y="5.296cm" chart:style-name="ch6">
              <text:p>T[Ncm]</text:p>
            </chart:title>
            <chart:grid chart:style-name="ch7" chart:class="major"/>
          </chart:axis>
          <chart:series chart:style-name="ch8" chart:values-cell-range-address="pomiary.J3:pomiary.J11" chart:label-cell-address="pomiary.J2:pomiary.J2" chart:class="chart:scatter">
            <chart:domain table:cell-range-address="pomiary.A3:pomiary.A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T [Ncm]</text:p>
                <draw:g>
                  <svg:desc>pomiary.J2:pomiary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1">
                <text:p>1381</text:p>
                <draw:g>
                  <svg:desc>pomiary.A3:pomiary.A11</svg:desc>
                </draw:g>
              </table:table-cell>
              <table:table-cell office:value-type="float" office:value="2.38853503184713">
                <text:p>2.38853503184713</text:p>
                <draw:g>
                  <svg:desc>pomiary.J3:pomiary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2">
                <text:p>1322</text:p>
              </table:table-cell>
              <table:table-cell office:value-type="float" office:value="3.26386193472542">
                <text:p>3.26386193472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7">
                <text:p>1307</text:p>
              </table:table-cell>
              <table:table-cell office:value-type="float" office:value="3.37197842094747">
                <text:p>3.37197842094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8">
                <text:p>1298</text:p>
              </table:table-cell>
              <table:table-cell office:value-type="float" office:value="3.45334097533687">
                <text:p>3.45334097533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7">
                <text:p>1287</text:p>
              </table:table-cell>
              <table:table-cell office:value-type="float" office:value="3.59512122696836">
                <text:p>3.59512122696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7">
                <text:p>1267</text:p>
              </table:table-cell>
              <table:table-cell office:value-type="float" office:value="3.82269016031651">
                <text:p>3.8226901603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6">
                <text:p>1246</text:p>
              </table:table-cell>
              <table:table-cell office:value-type="float" office:value="4.02069206939915">
                <text:p>4.02069206939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3">
                <text:p>1203</text:p>
              </table:table-cell>
              <table:table-cell office:value-type="float" office:value="4.28149638642248">
                <text:p>4.28149638642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6">
                <text:p>966</text:p>
              </table:table-cell>
              <table:table-cell office:value-type="float" office:value="4.66882873758753">
                <text:p>4.66882873758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1cm" xlink:href=".." xlink:type="simple" chart:class="chart:scatter" chart:style-name="ch1">
        <chart:title svg:x="5.047cm" svg:y="0.316cm" chart:style-name="ch2">
          <text:p>Charakterystyka prądowa I(n)</text:p>
        </chart:title>
        <chart:plot-area chart:style-name="ch3" table:cell-range-address="pomiary.A3:pomiary.A11 pomiary.L57:pomiary.L57 pomiary.E3:pomiary.E11" chart:data-source-has-labels="row" svg:x="1.358cm" svg:y="1.635cm" svg:width="14.004cm" svg:height="6.188cm">
          <chartooo:coordinate-region svg:x="2.271cm" svg:y="1.848cm" svg:width="12.72cm" svg:height="5.302cm"/>
          <chart:axis chart:dimension="x" chart:name="primary-x" chart:style-name="ch4">
            <chart:title svg:x="7.575cm" svg:y="8.004cm" chart:style-name="ch5">
              <text:p>n[obr/min]</text:p>
            </chart:title>
          </chart:axis>
          <chart:axis chart:dimension="y" chart:name="primary-y" chart:style-name="ch4">
            <chart:title svg:x="0.451cm" svg:y="4.998cm" chart:style-name="ch6">
              <text:p>I[A]</text:p>
            </chart:title>
            <chart:grid chart:style-name="ch7" chart:class="major"/>
          </chart:axis>
          <chart:series chart:style-name="ch8" chart:values-cell-range-address="pomiary.E3:pomiary.E11" chart:label-cell-address="pomiary.L57:pomiary.L57" chart:class="chart:scatter">
            <chart:domain table:cell-range-address="pomiary.A3:pomiary.A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[A]</text:p>
                <draw:g>
                  <svg:desc>pomiary.L57:pomiary.L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1">
                <text:p>1381</text:p>
                <draw:g>
                  <svg:desc>pomiary.A3:pomiary.A11</svg:desc>
                </draw:g>
              </table:table-cell>
              <table:table-cell office:value-type="float" office:value="0">
                <text:p>0</text:p>
                <draw:g>
                  <svg:desc>pomiary.E3:pomiary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2">
                <text:p>132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7">
                <text:p>130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8">
                <text:p>1298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7">
                <text:p>128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7">
                <text:p>1267</text:p>
              </table:table-cell>
              <table:table-cell office:value-type="float" office:value="0.1356">
                <text:p>0.1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6">
                <text:p>1246</text:p>
              </table:table-cell>
              <table:table-cell office:value-type="float" office:value="0.1604">
                <text:p>0.1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3">
                <text:p>1203</text:p>
              </table:table-cell>
              <table:table-cell office:value-type="float" office:value="0.1956">
                <text:p>0.1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6">
                <text:p>966</text:p>
              </table:table-cell>
              <table:table-cell office:value-type="float" office:value="0.2756">
                <text:p>0.27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4cm" xlink:href=".." xlink:type="simple" chart:class="chart:scatter" chart:style-name="ch1">
        <chart:title svg:x="4.809cm" svg:y="0.315cm" chart:style-name="ch2">
          <text:p>Charakterystyka sprawnościowa</text:p>
        </chart:title>
        <chart:plot-area chart:style-name="ch3" table:cell-range-address="pomiary.I3:pomiary.I11 pomiary.K3:pomiary.K11" svg:x="1.358cm" svg:y="1.631cm" svg:width="14.005cm" svg:height="6.166cm">
          <chartooo:coordinate-region svg:x="1.979cm" svg:y="1.843cm" svg:width="13.29cm" svg:height="5.281cm"/>
          <chart:axis chart:dimension="x" chart:name="primary-x" chart:style-name="ch4">
            <chart:title svg:x="7.972cm" svg:y="7.977cm" chart:style-name="ch5">
              <text:p>P[W]</text:p>
            </chart:title>
          </chart:axis>
          <chart:axis chart:dimension="y" chart:name="primary-y" chart:style-name="ch6">
            <chart:title svg:x="0.451cm" svg:y="5.089cm" chart:style-name="ch7">
              <text:p>η[%]</text:p>
            </chart:title>
            <chart:grid chart:style-name="ch8" chart:class="major"/>
          </chart:axis>
          <chart:series chart:style-name="ch9" chart:values-cell-range-address="pomiary.K3:pomiary.K11" chart:class="chart:scatter">
            <chart:domain table:cell-range-address="pomiary.I3:pomiary.I11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525">
                <text:p>3.4525</text:p>
                <draw:g>
                  <svg:desc>pomiary.I3:pomiary.I11</svg:desc>
                </draw:g>
              </table:table-cell>
              <table:table-cell office:value-type="float" office:value="12.787037037037">
                <text:p>12.787037037037</text:p>
                <draw:g>
                  <svg:desc>pomiary.K3:pomiary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16184">
                <text:p>4.516184</text:p>
              </table:table-cell>
              <table:table-cell office:value-type="float" office:value="15.7358327526132">
                <text:p>15.7358327526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12844">
                <text:p>4.612844</text:p>
              </table:table-cell>
              <table:table-cell office:value-type="float" office:value="15.4275719063545">
                <text:p>15.4275719063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9161696">
                <text:p>4.69161696</text:p>
              </table:table-cell>
              <table:table-cell office:value-type="float" office:value="16.1779895172414">
                <text:p>16.1779895172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42844">
                <text:p>4.842844</text:p>
              </table:table-cell>
              <table:table-cell office:value-type="float" office:value="16.6994620689655">
                <text:p>16.6994620689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937136">
                <text:p>5.06937136</text:p>
              </table:table-cell>
              <table:table-cell office:value-type="float" office:value="16.8979045333333">
                <text:p>16.8979045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4357216">
                <text:p>5.24357216</text:p>
              </table:table-cell>
              <table:table-cell office:value-type="float" office:value="17.4205055149502">
                <text:p>17.4205055149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9100336">
                <text:p>5.39100336</text:p>
              </table:table-cell>
              <table:table-cell office:value-type="float" office:value="17.3903334193548">
                <text:p>17.3903334193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2055936">
                <text:p>4.72055936</text:p>
              </table:table-cell>
              <table:table-cell office:value-type="float" office:value="13.4488870655271">
                <text:p>13.44888706552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Charakterystyka mechaniczna T(n)</text:p>
        </chart:title>
        <chart:legend chart:legend-position="end" svg:x="11.931cm" svg:y="3.664cm" style:legend-expansion="high" chart:style-name="ch3"/>
        <chart:plot-area chart:style-name="ch4" table:cell-range-address="pomiary.A44:pomiary.A52 pomiary.A42:pomiary.A42 pomiary.L44:pomiary.L52 pomiary.A28:pomiary.A28 pomiary.L30:pomiary.L38 pomiary.A14:pomiary.A14 pomiary.L16:pomiary.L24" chart:data-source-has-labels="row" svg:x="1.358cm" svg:y="1.635cm" svg:width="9.933cm" svg:height="6.177cm">
          <chartooo:coordinate-region svg:x="2.35cm" svg:y="1.847cm" svg:width="8.57cm" svg:height="5.292cm"/>
          <chart:axis chart:dimension="x" chart:name="primary-x" chart:style-name="ch5">
            <chart:title svg:x="5.539cm" svg:y="7.993cm" chart:style-name="ch6">
              <text:p>n[obr/min]</text:p>
            </chart:title>
          </chart:axis>
          <chart:axis chart:dimension="y" chart:name="primary-y" chart:style-name="ch5">
            <chart:title svg:x="0.451cm" svg:y="5.296cm" chart:style-name="ch7">
              <text:p>T[Ncm]</text:p>
            </chart:title>
            <chart:grid chart:style-name="ch8" chart:class="major"/>
          </chart:axis>
          <chart:series chart:style-name="ch9" chart:values-cell-range-address="pomiary.L44:pomiary.L52" chart:label-cell-address="pomiary.A42:pomiary.A42" chart:class="chart:scatter">
            <chart:domain table:cell-range-address="pomiary.A44:pomiary.A52"/>
            <chart:data-point chart:repeated="9"/>
          </chart:series>
          <chart:series chart:style-name="ch10" chart:values-cell-range-address="pomiary.L30:pomiary.L38" chart:label-cell-address="pomiary.A28:pomiary.A28" chart:class="chart:scatter">
            <chart:domain table:cell-range-address="pomiary.A30:pomiary.A38"/>
            <chart:data-point chart:repeated="9"/>
          </chart:series>
          <chart:series chart:style-name="ch11" chart:values-cell-range-address="pomiary.L16:pomiary.L24" chart:label-cell-address="pomiary.A14:pomiary.A14" chart:class="chart:scatter">
            <chart:domain table:cell-range-address="pomiary.A16:pomiary.A24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ez kondensatora</text:p>
                <draw:g>
                  <svg:desc>pomiary.A42:pomiary.A4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C = 41 uF</text:p>
                <draw:g>
                  <svg:desc>pomiary.A28:pomiary.A2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C = 25 uF</text:p>
                <draw:g>
                  <svg:desc>pomiary.A14:pomiary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1">
                <text:p>1351</text:p>
                <draw:g>
                  <svg:desc>pomiary.A44:pomiary.A52</svg:desc>
                </draw:g>
              </table:table-cell>
              <table:table-cell office:value-type="float" office:value="300.032177155869">
                <text:p>300.032177155869</text:p>
                <draw:g>
                  <svg:desc>pomiary.L44:pomiary.L52</svg:desc>
                </draw:g>
              </table:table-cell>
              <table:table-cell office:value-type="float" office:value="1429">
                <text:p>1429</text:p>
                <draw:g>
                  <svg:desc>pomiary.A30:pomiary.A38</svg:desc>
                </draw:g>
              </table:table-cell>
              <table:table-cell office:value-type="float" office:value="318.973893819115">
                <text:p>318.973893819115</text:p>
                <draw:g>
                  <svg:desc>pomiary.L30:pomiary.L38</svg:desc>
                </draw:g>
              </table:table-cell>
              <table:table-cell office:value-type="float" office:value="1491">
                <text:p>1491</text:p>
                <draw:g>
                  <svg:desc>pomiary.A16:pomiary.A24</svg:desc>
                </draw:g>
              </table:table-cell>
              <table:table-cell office:value-type="float" office:value="39.2879570416127">
                <text:p>39.2879570416127</text:p>
                <draw:g>
                  <svg:desc>pomiary.L16:pomiary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4">
                <text:p>1314</text:p>
              </table:table-cell>
              <table:table-cell office:value-type="float" office:value="358.123927522322">
                <text:p>358.123927522322</text:p>
              </table:table-cell>
              <table:table-cell office:value-type="float" office:value="1420">
                <text:p>1420</text:p>
              </table:table-cell>
              <table:table-cell office:value-type="float" office:value="356.183242127927">
                <text:p>356.183242127927</text:p>
              </table:table-cell>
              <table:table-cell office:value-type="float" office:value="1422">
                <text:p>1422</text:p>
              </table:table-cell>
              <table:table-cell office:value-type="float" office:value="342.029818054772">
                <text:p>342.029818054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3">
                <text:p>1273</text:p>
              </table:table-cell>
              <table:table-cell office:value-type="float" office:value="395.277592927084">
                <text:p>395.277592927084</text:p>
              </table:table-cell>
              <table:table-cell office:value-type="float" office:value="1407">
                <text:p>1407</text:p>
              </table:table-cell>
              <table:table-cell office:value-type="float" office:value="427.333872041069">
                <text:p>427.333872041069</text:p>
              </table:table-cell>
              <table:table-cell office:value-type="float" office:value="1404">
                <text:p>1404</text:p>
              </table:table-cell>
              <table:table-cell office:value-type="float" office:value="402.953484811367">
                <text:p>402.953484811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4">
                <text:p>1244</text:p>
              </table:table-cell>
              <table:table-cell office:value-type="float" office:value="411.712781862494">
                <text:p>411.712781862494</text:p>
              </table:table-cell>
              <table:table-cell office:value-type="float" office:value="1397">
                <text:p>1397</text:p>
              </table:table-cell>
              <table:table-cell office:value-type="float" office:value="472.903387148986">
                <text:p>472.903387148986</text:p>
              </table:table-cell>
              <table:table-cell office:value-type="float" office:value="1390">
                <text:p>1390</text:p>
              </table:table-cell>
              <table:table-cell office:value-type="float" office:value="452.80652866242">
                <text:p>452.80652866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7">
                <text:p>1197</text:p>
              </table:table-cell>
              <table:table-cell office:value-type="float" office:value="441.385709496672">
                <text:p>441.385709496672</text:p>
              </table:table-cell>
              <table:table-cell office:value-type="float" office:value="1382">
                <text:p>1382</text:p>
              </table:table-cell>
              <table:table-cell office:value-type="float" office:value="550.723741093403">
                <text:p>550.723741093403</text:p>
              </table:table-cell>
              <table:table-cell office:value-type="float" office:value="1363">
                <text:p>1363</text:p>
              </table:table-cell>
              <table:table-cell office:value-type="float" office:value="526.509175619535">
                <text:p>526.509175619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5">
                <text:p>1135</text:p>
              </table:table-cell>
              <table:table-cell office:value-type="float" office:value="434.052161957406">
                <text:p>434.052161957406</text:p>
              </table:table-cell>
              <table:table-cell office:value-type="float" office:value="1368">
                <text:p>1368</text:p>
              </table:table-cell>
              <table:table-cell office:value-type="float" office:value="629.208067940552">
                <text:p>629.208067940552</text:p>
              </table:table-cell>
              <table:table-cell office:value-type="float" office:value="1323">
                <text:p>1323</text:p>
              </table:table-cell>
              <table:table-cell office:value-type="float" office:value="605.869423140806">
                <text:p>605.869423140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1">
                <text:p>1191</text:p>
              </table:table-cell>
              <table:table-cell office:value-type="float" office:value="387.452068860402">
                <text:p>387.452068860402</text:p>
              </table:table-cell>
              <table:table-cell office:value-type="float" office:value="1350">
                <text:p>1350</text:p>
              </table:table-cell>
              <table:table-cell office:value-type="float" office:value="674.352087756546">
                <text:p>674.352087756546</text:p>
              </table:table-cell>
              <table:table-cell office:value-type="float" office:value="1306">
                <text:p>1306</text:p>
              </table:table-cell>
              <table:table-cell office:value-type="float" office:value="632.464324382322">
                <text:p>632.464324382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6">
                <text:p>1256</text:p>
              </table:table-cell>
              <table:table-cell office:value-type="float" office:value="353.252160331048">
                <text:p>353.252160331048</text:p>
              </table:table-cell>
              <table:table-cell office:value-type="float" office:value="1337">
                <text:p>1337</text:p>
              </table:table-cell>
              <table:table-cell office:value-type="float" office:value="725.497439366583">
                <text:p>725.497439366583</text:p>
              </table:table-cell>
              <table:table-cell office:value-type="float" office:value="1273">
                <text:p>1273</text:p>
              </table:table-cell>
              <table:table-cell office:value-type="float" office:value="672.700495594438">
                <text:p>672.700495594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7">
                <text:p>1277</text:p>
              </table:table-cell>
              <table:table-cell office:value-type="float" office:value="327.71088189377">
                <text:p>327.71088189377</text:p>
              </table:table-cell>
              <table:table-cell office:value-type="float" office:value="1290">
                <text:p>1290</text:p>
              </table:table-cell>
              <table:table-cell office:value-type="float" office:value="876.978966079099">
                <text:p>876.978966079099</text:p>
              </table:table-cell>
              <table:table-cell office:value-type="float" office:value="1205">
                <text:p>1205</text:p>
              </table:table-cell>
              <table:table-cell office:value-type="float" office:value="718.157755636018">
                <text:p>718.1577556360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4cm" xlink:href=".." xlink:type="simple" chart:class="chart:scatter" chart:style-name="ch1">
        <chart:title svg:x="5.047cm" svg:y="0.315cm" chart:style-name="ch2">
          <text:p>Charakterystyka prądowa I(n)</text:p>
        </chart:title>
        <chart:legend svg:x="12.605cm" svg:y="3.296cm" style:legend-expansion="custom" chartooo:width="3.396cm" chartooo:height="2.488cm" style:legend-expansion-aspect-ratio="1.36495176848875" chart:style-name="ch3"/>
        <chart:plot-area chart:style-name="ch4" table:cell-range-address="pomiary.B30:pomiary.B38 pomiary.A44:pomiary.B52 pomiary.A42:pomiary.A42 pomiary.A28:pomiary.A28 pomiary.A14:pomiary.A14 pomiary.B16:pomiary.B24" chart:data-source-has-labels="both" svg:x="1.358cm" svg:y="1.631cm" svg:width="11.618cm" svg:height="6.271cm">
          <chartooo:coordinate-region svg:x="1.979cm" svg:y="1.843cm" svg:width="10.626cm" svg:height="5.386cm"/>
          <chart:axis chart:dimension="x" chart:name="primary-x" chart:style-name="ch5" chartooo:axis-type="auto">
            <chart:title svg:x="6.382cm" svg:y="8.082cm" chart:style-name="ch6">
              <text:p>n[obr/min]</text:p>
            </chart:title>
            <chart:categories table:cell-range-address="pomiary.B30:pomiary.B38"/>
          </chart:axis>
          <chart:axis chart:dimension="y" chart:name="primary-y" chart:style-name="ch5">
            <chart:title svg:x="0.451cm" svg:y="5.035cm" chart:style-name="ch7">
              <text:p>I[A]</text:p>
            </chart:title>
            <chart:grid chart:style-name="ch8" chart:class="major"/>
          </chart:axis>
          <chart:series chart:style-name="ch9" chart:values-cell-range-address="pomiary.B44:pomiary.B52" chart:label-cell-address="pomiary.A42:pomiary.A42" chart:class="chart:scatter">
            <chart:domain table:cell-range-address="pomiary.A44:pomiary.A52"/>
            <chart:data-point chart:repeated="9"/>
          </chart:series>
          <chart:series chart:style-name="ch10" chart:values-cell-range-address="" chart:class="chart:scatter">
            <chart:domain table:cell-range-address="pomiary.A30:pomiary.A38"/>
            <chart:data-point chart:repeated="9"/>
          </chart:series>
          <chart:series chart:style-name="ch11" chart:values-cell-range-address="pomiary.B16:pomiary.B24" chart:label-cell-address="pomiary.A14:pomiary.A14" chart:class="chart:scatter">
            <chart:domain table:cell-range-address="pomiary.A16:pomiary.A24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ez kondensatora</text:p>
                <draw:g>
                  <svg:desc>pomiary.A42:pomiary.A4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olumna A</text:p>
              </table:table-cell>
              <table:table-cell office:value-type="string">
                <text:p>C = 25 uF</text:p>
                <draw:g>
                  <svg:desc>pomiary.A14:pomiary.A14</svg:desc>
                </draw:g>
              </table:table-cell>
            </table:table-row>
          </table:table-header-rows>
          <table:table-rows>
            <table:table-row>
              <table:table-cell office:value-type="float" office:value="5.71">
                <text:p>10</text:p>
                <draw:g>
                  <svg:desc>pomiary.B30:pomiary.B38</svg:desc>
                </draw:g>
              </table:table-cell>
              <table:table-cell office:value-type="float" office:value="1351">
                <text:p>1351</text:p>
                <draw:g>
                  <svg:desc>pomiary.A44:pomiary.A52</svg:desc>
                </draw:g>
              </table:table-cell>
              <table:table-cell office:value-type="float" office:value="7.2">
                <text:p>7.2</text:p>
                <draw:g>
                  <svg:desc>pomiary.B44:pomiary.B52</svg:desc>
                </draw:g>
              </table:table-cell>
              <table:table-cell office:value-type="float" office:value="1429">
                <text:p>1429</text:p>
                <draw:g>
                  <svg:desc>pomiary.A30:pomiary.A38</svg:desc>
                </draw:g>
              </table:table-cell>
              <table:table-cell office:value-type="float" office:value="1491">
                <text:p>1491</text:p>
                <draw:g>
                  <svg:desc>pomiary.A16:pomiary.A24</svg:desc>
                </draw:g>
              </table:table-cell>
              <table:table-cell office:value-type="float" office:value="5.3">
                <text:p>5.3</text:p>
                <draw:g>
                  <svg:desc>pomiary.B16:pomiary.B24</svg:desc>
                </draw:g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314">
                <text:p>1314</text:p>
              </table:table-cell>
              <table:table-cell office:value-type="float" office:value="7.62">
                <text:p>7.62</text:p>
              </table:table-cell>
              <table:table-cell office:value-type="float" office:value="1420">
                <text:p>1420</text:p>
              </table:table-cell>
              <table:table-cell office:value-type="float" office:value="1422">
                <text:p>142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6.05">
                <text:p>10</text:p>
              </table:table-cell>
              <table:table-cell office:value-type="float" office:value="1273">
                <text:p>1273</text:p>
              </table:table-cell>
              <table:table-cell office:value-type="float" office:value="8.2">
                <text:p>8.2</text:p>
              </table:table-cell>
              <table:table-cell office:value-type="float" office:value="1407">
                <text:p>1407</text:p>
              </table:table-cell>
              <table:table-cell office:value-type="float" office:value="1404">
                <text:p>1404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1244">
                <text:p>1244</text:p>
              </table:table-cell>
              <table:table-cell office:value-type="float" office:value="8.4">
                <text:p>8.4</text:p>
              </table:table-cell>
              <table:table-cell office:value-type="float" office:value="1397">
                <text:p>1397</text:p>
              </table:table-cell>
              <table:table-cell office:value-type="float" office:value="1390">
                <text:p>139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197">
                <text:p>1197</text:p>
              </table:table-cell>
              <table:table-cell office:value-type="float" office:value="8.9">
                <text:p>8.9</text:p>
              </table:table-cell>
              <table:table-cell office:value-type="float" office:value="1382">
                <text:p>1382</text:p>
              </table:table-cell>
              <table:table-cell office:value-type="float" office:value="1363">
                <text:p>136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35">
                <text:p>1135</text:p>
              </table:table-cell>
              <table:table-cell office:value-type="float" office:value="9.5">
                <text:p>9.5</text:p>
              </table:table-cell>
              <table:table-cell office:value-type="float" office:value="1368">
                <text:p>1368</text:p>
              </table:table-cell>
              <table:table-cell office:value-type="float" office:value="1323">
                <text:p>132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7.49">
                <text:p>10</text:p>
              </table:table-cell>
              <table:table-cell office:value-type="float" office:value="1191">
                <text:p>1191</text:p>
              </table:table-cell>
              <table:table-cell office:value-type="float" office:value="8.4">
                <text:p>8.4</text:p>
              </table:table-cell>
              <table:table-cell office:value-type="float" office:value="1350">
                <text:p>1350</text:p>
              </table:table-cell>
              <table:table-cell office:value-type="float" office:value="1306">
                <text:p>130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.55">
                <text:p>10</text:p>
              </table:table-cell>
              <table:table-cell office:value-type="float" office:value="1256">
                <text:p>1256</text:p>
              </table:table-cell>
              <table:table-cell office:value-type="float" office:value="7.6">
                <text:p>7.6</text:p>
              </table:table-cell>
              <table:table-cell office:value-type="float" office:value="1337">
                <text:p>1337</text:p>
              </table:table-cell>
              <table:table-cell office:value-type="float" office:value="1273">
                <text:p>127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8.48">
                <text:p>10</text:p>
              </table:table-cell>
              <table:table-cell office:value-type="float" office:value="1277">
                <text:p>1277</text:p>
              </table:table-cell>
              <table:table-cell office:value-type="float" office:value="7.3">
                <text:p>7.3</text:p>
              </table:table-cell>
              <table:table-cell office:value-type="float" office:value="1290">
                <text:p>1290</text:p>
              </table:table-cell>
              <table:table-cell office:value-type="float" office:value="1205">
                <text:p>1205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85cm" svg:height="11.223cm" xlink:href=".." xlink:type="simple" chart:class="chart:scatter" chart:style-name="ch1">
        <chart:title svg:x="6.3cm" svg:y="0.36cm" chart:style-name="ch2">
          <text:p>Charakterystyka sprawnościowa</text:p>
        </chart:title>
        <chart:legend chart:legend-position="end" svg:x="14.916cm" svg:y="4.775cm" style:legend-expansion="high" chart:style-name="ch3"/>
        <chart:plot-area chart:style-name="ch4" table:cell-range-address="pomiary.K44:pomiary.K52 pomiary.A42:pomiary.A42 pomiary.M44:pomiary.M52 pomiary.A28:pomiary.A28 pomiary.M30:pomiary.M38 pomiary.A14:pomiary.A14 pomiary.M16:pomiary.M24" chart:data-source-has-labels="row" svg:x="1.416cm" svg:y="1.812cm" svg:width="14.04cm" svg:height="8.567cm">
          <chartooo:coordinate-region svg:x="2.037cm" svg:y="2.024cm" svg:width="13.047cm" svg:height="7.682cm"/>
          <chart:axis chart:dimension="x" chart:name="primary-x" chart:style-name="ch5">
            <chart:title svg:x="8.048cm" svg:y="10.604cm" chart:style-name="ch6">
              <text:p>P[W]</text:p>
            </chart:title>
          </chart:axis>
          <chart:axis chart:dimension="y" chart:name="primary-y" chart:style-name="ch5">
            <chart:title svg:x="0.45cm" svg:y="6.47cm" chart:style-name="ch7">
              <text:p>η[%]</text:p>
            </chart:title>
            <chart:grid chart:style-name="ch8" chart:class="major"/>
          </chart:axis>
          <chart:series chart:style-name="ch9" chart:values-cell-range-address="pomiary.M44:pomiary.M52" chart:label-cell-address="pomiary.A42:pomiary.A42" chart:class="chart:scatter">
            <chart:domain table:cell-range-address="pomiary.K44:pomiary.K52"/>
            <chart:data-point chart:repeated="9"/>
          </chart:series>
          <chart:series chart:style-name="ch10" chart:values-cell-range-address="pomiary.M30:pomiary.M38" chart:label-cell-address="pomiary.A28:pomiary.A28" chart:class="chart:scatter">
            <chart:domain table:cell-range-address="pomiary.K30:pomiary.K38"/>
            <chart:data-point chart:repeated="9"/>
          </chart:series>
          <chart:series chart:style-name="ch11" chart:values-cell-range-address="pomiary.M16:pomiary.M24" chart:label-cell-address="pomiary.A14:pomiary.A14" chart:class="chart:scatter">
            <chart:domain table:cell-range-address="pomiary.K16:pomiary.K24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bez kondensatora</text:p>
                <draw:g>
                  <svg:desc>pomiary.A42:pomiary.A42</svg:desc>
                </draw:g>
              </table:table-cell>
              <table:table-cell office:value-type="string">
                <text:p>Kolumna K</text:p>
              </table:table-cell>
              <table:table-cell office:value-type="string">
                <text:p>C = 41 uF</text:p>
                <draw:g>
                  <svg:desc>pomiary.A28:pomiary.A28</svg:desc>
                </draw:g>
              </table:table-cell>
              <table:table-cell office:value-type="string">
                <text:p>Kolumna K</text:p>
              </table:table-cell>
              <table:table-cell office:value-type="string">
                <text:p>C = 25 uF</text:p>
                <draw:g>
                  <svg:desc>pomiary.A14:pomiary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4.2595">
                <text:p>424.2595</text:p>
                <draw:g>
                  <svg:desc>pomiary.K44:pomiary.K52</svg:desc>
                </draw:g>
              </table:table-cell>
              <table:table-cell office:value-type="float" office:value="38.8516025641026">
                <text:p>38.8516025641026</text:p>
                <draw:g>
                  <svg:desc>pomiary.M44:pomiary.M52</svg:desc>
                </draw:g>
              </table:table-cell>
              <table:table-cell office:value-type="float" office:value="477.085">
                <text:p>477.085</text:p>
                <draw:g>
                  <svg:desc>pomiary.K30:pomiary.K38</svg:desc>
                </draw:g>
              </table:table-cell>
              <table:table-cell office:value-type="float" office:value="41.1280172413793">
                <text:p>41.1280172413793</text:p>
                <draw:g>
                  <svg:desc>pomiary.M30:pomiary.M38</svg:desc>
                </draw:g>
              </table:table-cell>
              <table:table-cell office:value-type="float" office:value="61.312">
                <text:p>61.312</text:p>
                <draw:g>
                  <svg:desc>pomiary.K16:pomiary.K24</svg:desc>
                </draw:g>
              </table:table-cell>
              <table:table-cell office:value-type="float" office:value="12.2624">
                <text:p>12.2624</text:p>
                <draw:g>
                  <svg:desc>pomiary.M16:pomiary.M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2.535">
                <text:p>492.535</text:p>
              </table:table-cell>
              <table:table-cell office:value-type="float" office:value="39.720564516129">
                <text:p>39.720564516129</text:p>
              </table:table-cell>
              <table:table-cell office:value-type="float" office:value="529.38328">
                <text:p>529.38328</text:p>
              </table:table-cell>
              <table:table-cell office:value-type="float" office:value="44.0418702163062">
                <text:p>44.0418702163062</text:p>
              </table:table-cell>
              <table:table-cell office:value-type="float" office:value="509.0635">
                <text:p>509.0635</text:p>
              </table:table-cell>
              <table:table-cell office:value-type="float" office:value="54.1556914893617">
                <text:p>54.1556914893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6.6705">
                <text:p>526.6705</text:p>
              </table:table-cell>
              <table:table-cell office:value-type="float" office:value="37.3525177304964">
                <text:p>37.3525177304964</text:p>
              </table:table-cell>
              <table:table-cell office:value-type="float" office:value="629.3175">
                <text:p>629.3175</text:p>
              </table:table-cell>
              <table:table-cell office:value-type="float" office:value="48.7843023255814">
                <text:p>48.7843023255814</text:p>
              </table:table-cell>
              <table:table-cell office:value-type="float" office:value="592.148205">
                <text:p>592.148205</text:p>
              </table:table-cell>
              <table:table-cell office:value-type="float" office:value="56.828042706334">
                <text:p>56.828042706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6.072">
                <text:p>536.072</text:p>
              </table:table-cell>
              <table:table-cell office:value-type="float" office:value="36.2210810810811">
                <text:p>36.2210810810811</text:p>
              </table:table-cell>
              <table:table-cell office:value-type="float" office:value="691.47618">
                <text:p>691.47618</text:p>
              </table:table-cell>
              <table:table-cell office:value-type="float" office:value="51.2204577777778">
                <text:p>51.2204577777778</text:p>
              </table:table-cell>
              <table:table-cell office:value-type="float" office:value="658.773125">
                <text:p>658.773125</text:p>
              </table:table-cell>
              <table:table-cell office:value-type="float" office:value="58.8190290178572">
                <text:p>58.819029017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2.9945">
                <text:p>552.9945</text:p>
              </table:table-cell>
              <table:table-cell office:value-type="float" office:value="34.135462962963">
                <text:p>34.135462962963</text:p>
              </table:table-cell>
              <table:table-cell office:value-type="float" office:value="796.61822">
                <text:p>796.61822</text:p>
              </table:table-cell>
              <table:table-cell office:value-type="float" office:value="55.3207097222222">
                <text:p>55.3207097222222</text:p>
              </table:table-cell>
              <table:table-cell office:value-type="float" office:value="751.1215">
                <text:p>751.1215</text:p>
              </table:table-cell>
              <table:table-cell office:value-type="float" office:value="59.1434251968504">
                <text:p>59.1434251968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395">
                <text:p>515.6395</text:p>
              </table:table-cell>
              <table:table-cell office:value-type="float" office:value="28.9685112359551">
                <text:p>28.9685112359551</text:p>
              </table:table-cell>
              <table:table-cell office:value-type="float" office:value="900.92528">
                <text:p>900.92528</text:p>
              </table:table-cell>
              <table:table-cell office:value-type="float" office:value="57.7516205128205">
                <text:p>57.7516205128205</text:p>
              </table:table-cell>
              <table:table-cell office:value-type="float" office:value="838.971625">
                <text:p>838.971625</text:p>
              </table:table-cell>
              <table:table-cell office:value-type="float" office:value="56.6872719594595">
                <text:p>56.6872719594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2.99">
                <text:p>482.99</text:p>
              </table:table-cell>
              <table:table-cell office:value-type="float" office:value="31.362987012987">
                <text:p>31.362987012987</text:p>
              </table:table-cell>
              <table:table-cell office:value-type="float" office:value="952.8595">
                <text:p>952.8595</text:p>
              </table:table-cell>
              <table:table-cell office:value-type="float" office:value="58.4576380368098">
                <text:p>58.4576380368098</text:p>
              </table:table-cell>
              <table:table-cell office:value-type="float" office:value="864.545">
                <text:p>864.545</text:p>
              </table:table-cell>
              <table:table-cell office:value-type="float" office:value="56.1392857142857">
                <text:p>56.139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4.39">
                <text:p>464.39</text:p>
              </table:table-cell>
              <table:table-cell office:value-type="float" office:value="34.9165413533835">
                <text:p>34.9165413533835</text:p>
              </table:table-cell>
              <table:table-cell office:value-type="float" office:value="1015.25628">
                <text:p>1015.25628</text:p>
              </table:table-cell>
              <table:table-cell office:value-type="float" office:value="59.7209576470588">
                <text:p>59.7209576470588</text:p>
              </table:table-cell>
              <table:table-cell office:value-type="float" office:value="896.310625">
                <text:p>896.310625</text:p>
              </table:table-cell>
              <table:table-cell office:value-type="float" office:value="53.6070947966507">
                <text:p>53.6070947966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.01618">
                <text:p>438.01618</text:p>
              </table:table-cell>
              <table:table-cell office:value-type="float" office:value="35.0412944">
                <text:p>35.0412944</text:p>
              </table:table-cell>
              <table:table-cell office:value-type="float" office:value="1184.097">
                <text:p>1184.097</text:p>
              </table:table-cell>
              <table:table-cell office:value-type="float" office:value="61.0359278350515">
                <text:p>61.0359278350515</text:p>
              </table:table-cell>
              <table:table-cell office:value-type="float" office:value="905.7645">
                <text:p>905.7645</text:p>
              </table:table-cell>
              <table:table-cell office:value-type="float" office:value="47.4222251308901">
                <text:p>47.42222513089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